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7.858cm"/>
    </style:style>
    <style:style style:name="co5" style:family="table-column">
      <style:table-column-properties fo:break-before="auto" style:column-width="4.417cm"/>
    </style:style>
    <style:style style:name="co6" style:family="table-column">
      <style:table-column-properties fo:break-before="auto" style:column-width="8.8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10.465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4.665cm"/>
    </style:style>
    <style:style style:name="co11" style:family="table-column">
      <style:table-column-properties fo:break-before="auto" style:column-width="6.219cm"/>
    </style:style>
    <style:style style:name="co12" style:family="table-column">
      <style:table-column-properties fo:break-before="auto" style:column-width="7.497cm"/>
    </style:style>
    <style:style style:name="co13" style:family="table-column">
      <style:table-column-properties fo:break-before="auto" style:column-width="5.249cm"/>
    </style:style>
    <style:style style:name="co14" style:family="table-column">
      <style:table-column-properties fo:break-before="auto" style:column-width="4.999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5.498cm"/>
    </style:style>
    <style:style style:name="co17" style:family="table-column">
      <style:table-column-properties fo:break-before="auto" style:column-width="6.108cm"/>
    </style:style>
    <style:style style:name="co18" style:family="table-column">
      <style:table-column-properties fo:break-before="auto" style:column-width="7.08cm"/>
    </style:style>
    <style:style style:name="co19" style:family="table-column">
      <style:table-column-properties fo:break-before="auto" style:column-width="6.747cm"/>
    </style:style>
    <style:style style:name="co20" style:family="table-column">
      <style:table-column-properties fo:break-before="auto" style:column-width="9.133cm"/>
    </style:style>
    <style:style style:name="co21" style:family="table-column">
      <style:table-column-properties fo:break-before="auto" style:column-width="11.382cm"/>
    </style:style>
    <style:style style:name="co22" style:family="table-column">
      <style:table-column-properties fo:break-before="auto" style:column-width="3.918cm"/>
    </style:style>
    <style:style style:name="co23" style:family="table-column">
      <style:table-column-properties fo:break-before="auto" style:column-width="11.964cm"/>
    </style:style>
    <style:style style:name="co24" style:family="table-column">
      <style:table-column-properties fo:break-before="auto" style:column-width="5.971cm"/>
    </style:style>
    <style:style style:name="co25" style:family="table-column">
      <style:table-column-properties fo:break-before="auto" style:column-width="3.806cm"/>
    </style:style>
    <style:style style:name="co26" style:family="table-column">
      <style:table-column-properties fo:break-before="auto" style:column-width="5.609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4.7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number-columns-repeated="977" table:default-cell-style-name="Default"/>
        <table:table-row table:style-name="ro1">
          <table:table-cell table:style-name="ce1" office:value-type="string">
            <text:p>Député – Nom</text:p>
          </table:table-cell>
          <table:table-cell table:style-name="ce1" office:value-type="string">
            <text:p>Député – Prénom</text:p>
          </table:table-cell>
          <table:table-cell table:style-name="ce1" office:value-type="string">
            <text:p>Député – Parti de rattachement</text:p>
          </table:table-cell>
          <table:table-cell table:style-name="ce1" office:value-type="string">
            <text:p>Député – Groupe parlementaire</text:p>
          </table:table-cell>
          <table:table-cell table:style-name="ce1" office:value-type="string">
            <text:p>Source des informations</text:p>
          </table:table-cell>
          <table:table-cell table:style-name="ce1" office:value-type="string">
            <text:p>Collaborateur 1 - Nom</text:p>
          </table:table-cell>
          <table:table-cell table:style-name="ce1" office:value-type="string">
            <text:p>Collaborateur 1 - Travaille depuis</text:p>
          </table:table-cell>
          <table:table-cell table:style-name="ce1" office:value-type="string">
            <text:p>Collaborateur 1 - Lieu de travail</text:p>
          </table:table-cell>
          <table:table-cell table:style-name="ce1" office:value-type="string">
            <text:p>Collaborateur 1 - Lien familial</text:p>
          </table:table-cell>
          <table:table-cell table:style-name="ce1" office:value-type="string">
            <text:p>Collaborateur 1 - Suppléant</text:p>
          </table:table-cell>
          <table:table-cell table:style-name="ce1" office:value-type="string">
            <text:p>Collaborateur 2 - Nom</text:p>
          </table:table-cell>
          <table:table-cell table:style-name="ce1" office:value-type="string">
            <text:p>Collaborateur 2 - Travaille depuis</text:p>
          </table:table-cell>
          <table:table-cell table:style-name="ce1" office:value-type="string">
            <text:p>Collaborateur 2 - Lieu de travail</text:p>
          </table:table-cell>
          <table:table-cell table:style-name="ce1" office:value-type="string">
            <text:p>Collaborateur 2 - Lien familial</text:p>
          </table:table-cell>
          <table:table-cell table:style-name="ce1" office:value-type="string">
            <text:p>Collaborateur 2 - Suppléant</text:p>
          </table:table-cell>
          <table:table-cell table:style-name="ce1" office:value-type="string">
            <text:p>Collaborateur 3 - Nom</text:p>
          </table:table-cell>
          <table:table-cell table:style-name="ce1" office:value-type="string">
            <text:p>Collaborateur 3 - Travaille depuis</text:p>
          </table:table-cell>
          <table:table-cell table:style-name="ce1" office:value-type="string">
            <text:p>Collaborateur 3 - Lieu de travail</text:p>
          </table:table-cell>
          <table:table-cell table:style-name="ce1" office:value-type="string">
            <text:p>Collaborateur 3 - Lien familial</text:p>
          </table:table-cell>
          <table:table-cell table:style-name="ce1" office:value-type="string">
            <text:p>Collaborateur 3 - Suppléant</text:p>
          </table:table-cell>
          <table:table-cell table:style-name="ce1" office:value-type="string">
            <text:p>Collaborateur 4 - Nom</text:p>
          </table:table-cell>
          <table:table-cell table:style-name="ce1" office:value-type="string">
            <text:p>Collaborateur 4 - Travaille depuis</text:p>
          </table:table-cell>
          <table:table-cell table:style-name="ce1" office:value-type="string">
            <text:p>Collaborateur 4 - Lieu de travail</text:p>
          </table:table-cell>
          <table:table-cell table:style-name="ce1" office:value-type="string">
            <text:p>Collaborateur 4 - Lien familial</text:p>
          </table:table-cell>
          <table:table-cell table:style-name="ce1" office:value-type="string">
            <text:p>Collaborateur 4 - Suppléant</text:p>
          </table:table-cell>
          <table:table-cell table:style-name="ce1" office:value-type="string">
            <text:p>Collaborateur 5 - Nom</text:p>
          </table:table-cell>
          <table:table-cell table:style-name="ce1" office:value-type="string">
            <text:p>Collaborateur 5 - Travaille depuis</text:p>
          </table:table-cell>
          <table:table-cell table:style-name="ce1" office:value-type="string">
            <text:p>Collaborateur 5 - Lieu de travail</text:p>
          </table:table-cell>
          <table:table-cell table:style-name="ce1" office:value-type="string">
            <text:p>Collaborateur 5 - Lien familial</text:p>
          </table:table-cell>
          <table:table-cell table:style-name="ce1" office:value-type="string">
            <text:p>Collaborateur 5 - Suppléant</text:p>
          </table:table-cell>
          <table:table-cell table:style-name="ce1" office:value-type="string">
            <text:p>Collaborateur 6 - Nom</text:p>
          </table:table-cell>
          <table:table-cell table:style-name="ce1" office:value-type="string">
            <text:p>Collaborateur 6 - Travaille depuis</text:p>
          </table:table-cell>
          <table:table-cell table:style-name="ce1" office:value-type="string">
            <text:p>Collaborateur 6 - Lieu de travail</text:p>
          </table:table-cell>
          <table:table-cell table:style-name="ce1" office:value-type="string">
            <text:p>Collaborateur 6 - Lien familial</text:p>
          </table:table-cell>
          <table:table-cell table:style-name="ce1" office:value-type="string">
            <text:p>Collaborateur 6 - Suppléant</text:p>
          </table:table-cell>
          <table:table-cell table:style-name="ce1" office:value-type="string">
            <text:p>Collaborateur 7 - Nom</text:p>
          </table:table-cell>
          <table:table-cell table:style-name="ce1" office:value-type="string">
            <text:p>Collaborateur 7 - Travaille depuis</text:p>
          </table:table-cell>
          <table:table-cell table:style-name="ce1" office:value-type="string">
            <text:p>Collaborateur 7 - Lieu de travail</text:p>
          </table:table-cell>
          <table:table-cell table:style-name="ce1" office:value-type="string">
            <text:p>Collaborateur 7 - Lien familial</text:p>
          </table:table-cell>
          <table:table-cell table:style-name="ce1" office:value-type="string">
            <text:p>Collaborateur 7 - Suppléant</text:p>
          </table:table-cell>
          <table:table-cell table:style-name="ce1" office:value-type="string">
            <text:p>Collaborateur 8 - Nom</text:p>
          </table:table-cell>
          <table:table-cell table:style-name="ce1" office:value-type="string">
            <text:p>Collaborateur 8 - Travaille depuis</text:p>
          </table:table-cell>
          <table:table-cell table:style-name="ce1" office:value-type="string">
            <text:p>Collaborateur 8 - Lieu de travail</text:p>
          </table:table-cell>
          <table:table-cell table:style-name="ce1" office:value-type="string">
            <text:p>Collaborateur 8 - Lien familial</text:p>
          </table:table-cell>
          <table:table-cell table:style-name="ce1" office:value-type="string">
            <text:p>Collaborateur 8 - Suppléant</text:p>
          </table:table-cell>
          <table:table-cell table:style-name="ce1" office:value-type="string">
            <text:p>Nombre de collaborateurs</text:p>
          </table:table-cell>
          <table:table-cell table:style-name="ce1" office:value-type="string">
            <text:p>Nombre de liens familiaux établis</text:p>
          </table:table-cell>
          <table:table-cell table:style-name="ce1" table:number-columns-repeated="977"/>
        </table:table-row>
        <table:table-row table:style-name="ro1">
          <table:table-cell office:value-type="string">
            <text:p>Ballay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urélien Faucher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Heideri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arine Attouch</text:p>
          </table:table-cell>
          <table:table-cell office:value-type="string">
            <text:p>4 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4 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cquet</text:p>
          </table:table-cell>
          <table:table-cell office:value-type="string">
            <text:p>Alain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arole Dugn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Vauthe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Post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lmette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GELLY-PERBELLINI</text:p>
          </table:table-cell>
          <table:table-cell office:value-type="string">
            <text:p>déc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DUBOURG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MIRAL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rétien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Bre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nny Cai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Molliard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Nicolas Jandeaux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laeys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nessa Rouss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M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Mour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Agg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uré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Bl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ine Crau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Denat Pinc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Ludovic Balz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es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 Lathali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thieu Beauvarlet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ïc Morin</text:p>
          </table:table-cell>
          <table:table-cell office:value-type="float" office:value="2013">
            <text:p>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boeuf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écile P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ombes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Fargeas-Lar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leix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eneviève Gines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Vo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rge Pradi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ay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sau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autier Bern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Blin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ervé Séro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hilippon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ty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liane Donn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Pil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 Chavia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Charru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oyne-Bressand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aétan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Patra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d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tienne Rod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ean-Maurice Fayemen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Audouz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ousset</text:p>
          </table:table-cell>
          <table:table-cell office:value-type="string">
            <text:p>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bastien Saint-Past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ey-Go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O'Keef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uguenot</text:p>
          </table:table-cell>
          <table:table-cell office:value-type="string">
            <text:p>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on Sugueno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36"/>
          <table:table-cell table:number-columns-repeated="2"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ourret</text:p>
          </table:table-cell>
          <table:table-cell office:value-type="string">
            <text:p>Alain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François AMORIM MACHADO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erge COUASN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PICHON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c ANDREU SABAT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chelay</text:p>
          </table:table-cell>
          <table:table-cell office:value-type="string">
            <text:p>Alex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Bernier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t Noël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Lavandon</text:p>
          </table:table-cell>
          <table:table-cell office:value-type="string">
            <text:p>déc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ohamed Mebarki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ie-Jeanne</text:p>
          </table:table-cell>
          <table:table-cell office:value-type="string">
            <text:p>Alfred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Nadine Nacit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ichel Ragal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Mi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ssaigne</text:p>
          </table:table-cell>
          <table:table-cell office:value-type="string">
            <text:p>André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Corinne Ould'ameu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noit Pidou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in Brugerolles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Courtial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ntini</text:p>
          </table:table-cell>
          <table:table-cell office:value-type="string">
            <text:p>André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Guillaume DE STORDEUR</text:p>
          </table:table-cell>
          <table:table-cell office:value-type="string">
            <text:p>17 déc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émy Coste</text:p>
          </table:table-cell>
          <table:table-cell office:value-type="string">
            <text:p>19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chneider</text:p>
          </table:table-cell>
          <table:table-cell office:value-type="string">
            <text:p>Andr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Hulne</text:p>
          </table:table-cell>
          <table:table-cell office:value-type="string">
            <text:p>16 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Knoeller</text:p>
          </table:table-cell>
          <table:table-cell office:value-type="string">
            <text:p>27 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Caure Le Graet</text:p>
          </table:table-cell>
          <table:table-cell office:value-type="string">
            <text:p>2 mars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ng</text:p>
          </table:table-cell>
          <table:table-cell office:value-type="string">
            <text:p>Anne-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enjamin Rat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n Saming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Jeand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four-Tonini</text:p>
          </table:table-cell>
          <table:table-cell office:value-type="string">
            <text:p>Anne-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 Sen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rizz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ev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r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Chala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Gillard-Lascaux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Dain</text:p>
          </table:table-cell>
          <table:table-cell office:value-type="string">
            <text:p>Anne-Yvo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ine El-Khat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Baptiste Frontz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Tubian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Loch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 LOZACHMEUR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a Fily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uénaëlle Lauden</text:p>
          </table:table-cell>
          <table:table-cell office:value-type="string">
            <text:p>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 DUBUET-ROUTIER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petit</text:p>
          </table:table-cell>
          <table:table-cell office:value-type="string">
            <text:p>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Chrét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Gesqu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a Khoshk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enevard</text:p>
          </table:table-cell>
          <table:table-cell office:value-type="string">
            <text:p>An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s Clau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mien Jo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Neyreneuf-Thibier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Houerou</text:p>
          </table:table-cell>
          <table:table-cell office:value-type="string">
            <text:p>Ann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olette LE MERR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y Cozic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ESIN PI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ise Haffen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erth</text:p>
          </table:table-cell>
          <table:table-cell office:value-type="string">
            <text:p>Anto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ylvie Leonhart 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Deblir</text:p>
          </table:table-cell>
          <table:table-cell office:value-type="string">
            <text:p>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 Hamm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rosskost</text:p>
          </table:table-cell>
          <table:table-cell office:value-type="string">
            <text:p>Arl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Éliane Bong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Leb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Dev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mel Chab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roy</text:p>
          </table:table-cell>
          <table:table-cell office:value-type="string">
            <text:p>Ar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unia Mou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u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ouchra Omar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ichard</text:p>
          </table:table-cell>
          <table:table-cell office:value-type="string">
            <text:p>Arnaud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Hélène Brioix-Fe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Halloss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Antonin B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binet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-Alexandre Vesper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ann Vell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ala</text:p>
          </table:table-cell>
          <table:table-cell office:value-type="string">
            <text:p>Arnau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uiseppina Benel</text:p>
          </table:table-cell>
          <table:table-cell office:value-type="string">
            <text:p>15/9/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 Carriere</text:p>
          </table:table-cell>
          <table:table-cell office:value-type="string">
            <text:p>1er février 2016</text:p>
          </table:table-cell>
          <table:table-cell office:value-type="string">
            <text:p>Circonscription</text:p>
          </table:table-cell>
          <table:table-cell office:value-type="string">
            <text:p>Cousin au 5e degré</text:p>
          </table:table-cell>
          <table:table-cell/>
          <table:table-cell office:value-type="string">
            <text:p>Thomas Urquijo</text:p>
          </table:table-cell>
          <table:table-cell office:value-type="string">
            <text:p>1/2/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aroline Bonnal</text:p>
          </table:table-cell>
          <table:table-cell office:value-type="string">
            <text:p>7/3/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halus</text:p>
          </table:table-cell>
          <table:table-cell office:value-type="string">
            <text:p>Ary</text:p>
          </table:table-cell>
          <table:table-cell office:value-type="string">
            <text:p>Guadeloupe unie Socialisme et réalités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Nathalia Chalu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eddy Bernado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uddy Blon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ub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tte Gourdine-Bacho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inkenheld</text:p>
          </table:table-cell>
          <table:table-cell office:value-type="string">
            <text:p>Audre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élissa Me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Augier de Laj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Wycka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Bou S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ilippetti</text:p>
          </table:table-cell>
          <table:table-cell office:value-type="string">
            <text:p>Auré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t Bert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éa Beh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Nor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niatowski</text:p>
          </table:table-cell>
          <table:table-cell office:value-type="string">
            <text:p>Ax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elphine Bo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antal Chopinet-Four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Von Euw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magnan</text:p>
          </table:table-cell>
          <table:table-cell office:value-type="string">
            <text:p>Barba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oline Tat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t Serr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nin Descham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Descomb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èle Legros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ntais</text:p>
          </table:table-cell>
          <table:table-cell office:value-type="string">
            <text:p>Béat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rançois-Emmanuel Che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oïse Chemin-No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élix Debern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Santa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 Jan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Apparu</text:p>
          </table:table-cell>
          <table:table-cell office:value-type="string">
            <text:p>Benois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ugustin Delav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Zélia Arab-Ces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se Magn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mon</text:p>
          </table:table-cell>
          <table:table-cell office:value-type="string">
            <text:p>Benoî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oseph Ghar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Restegh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Panth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letti</text:p>
          </table:table-cell>
          <table:table-cell office:value-type="string">
            <text:p>Bérengè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lse Josep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M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Au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Pierre So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isa Rouss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clais</text:p>
          </table:table-cell>
          <table:table-cell office:value-type="string">
            <text:p>Bernad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 Rieu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Baptiste Boulanger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velyne Capell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udine Laforgue</text:p>
          </table:table-cell>
          <table:table-cell office:value-type="string">
            <text:p>2012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ccoyer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-Éric Carbo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andrine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u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élix De Buj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Reicher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ochan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-Hervé Bou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Po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Dro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bré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Deflessell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flesselle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atricia Deflessell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téphanie Mayad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ntred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érard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ude Apperc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avedr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Len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ay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sterlin</text:p>
          </table:table-cell>
          <table:table-cell office:value-type="string">
            <text:p>Bern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Claude Appercel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Lavedrin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Ray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uis-Simon Boileau</text:p>
          </table:table-cell>
          <table:table-cell office:value-type="string">
            <text:p>mai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Lenain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errut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Irène Ro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Perru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igitte Trambou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agn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eynès</text:p>
          </table:table-cell>
          <table:table-cell office:value-type="string">
            <text:p>Bern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Evelyne Destrem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ristophe Aubry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ncher</text:p>
          </table:table-cell>
          <table:table-cell office:value-type="string">
            <text:p>Bertrand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Alice Benard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abrina Jarroir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athe Collin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-Alexis Antetomaso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ERVEILLE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id</text:p>
          </table:table-cell>
          <table:table-cell office:value-type="string">
            <text:p>Boinal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Zaitouni Ali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Zaïna Assani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Soiphiat Bacar YOUSSOUF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utihani YMAMOU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llain</text:p>
          </table:table-cell>
          <table:table-cell office:value-type="string">
            <text:p>Brigitt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Kamel DEMBR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THERY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lde BOEUF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rguignon</text:p>
          </table:table-cell>
          <table:table-cell office:value-type="string">
            <text:p>Brigi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Lacab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audra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ia Lo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utriau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Maire</text:p>
          </table:table-cell>
          <table:table-cell office:value-type="string">
            <text:p>Bru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Margueri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Dan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Sienzon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zerot</text:p>
          </table:table-cell>
          <table:table-cell office:value-type="string">
            <text:p>Bruno Nestor</text:p>
          </table:table-cell>
          <table:table-cell office:value-type="string">
            <text:p>Mouvement Initiative populair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Annabelle Zampa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tarzyna Tims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Buffa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Rocca Serra</text:p>
          </table:table-cell>
          <table:table-cell office:value-type="string">
            <text:p>Cami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iliane de Rocca Serra</text:p>
          </table:table-cell>
          <table:table-cell table:number-columns-repeated="2" office:value-type="string">
            <text:p>?</text:p>
          </table:table-cell>
          <table:table-cell office:value-type="string">
            <text:p>Parente éloignée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Casano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Costant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-Bernard Vellutin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elga</text:p>
          </table:table-cell>
          <table:table-cell office:value-type="string">
            <text:p>Car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imon Viguer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 S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azaux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Luc Picard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aubati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naud Bouleste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Godri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Fanny Branda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Puh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Valad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utelle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Gode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érôme Picaud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téphanie Charreau Grandcoing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Montañola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arton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morton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aïk Lesbats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ou AZAIS</text:p>
          </table:table-cell>
          <table:table-cell office:value-type="string">
            <text:p>mai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 Grycza</text:p>
          </table:table-cell>
          <table:table-cell office:value-type="string">
            <text:p>avril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niel Molina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ichka Lingerat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Quéré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enri Jal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Yves Quéré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Pascal Couri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roallic</text:p>
          </table:table-cell>
          <table:table-cell office:value-type="string">
            <text:p>Cathe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Hoy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Cha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Cab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Tre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autrin</text:p>
          </table:table-cell>
          <table:table-cell office:value-type="string">
            <text:p>Cathe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arisse La Fon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kaël Le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x Dutho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Cheva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flot</text:p>
          </table:table-cell>
          <table:table-cell office:value-type="string">
            <text:p>Céci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Dounia W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Tonde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Bizi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Untermaier</text:p>
          </table:table-cell>
          <table:table-cell office:value-type="string">
            <text:p>Céc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Josèphe C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Kerle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ei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J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Mazui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tt</text:p>
          </table:table-cell>
          <table:table-cell office:value-type="string">
            <text:p>Céles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ernadette Let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 Staub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Kevin Kac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n Kirchman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erthelot</text:p>
          </table:table-cell>
          <table:table-cell office:value-type="string">
            <text:p>Chantal</text:p>
          </table:table-cell>
          <table:table-cell office:value-type="string">
            <text:p>Parti socialiste guyan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les François-dit-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Bel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Luc Reque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ittet</text:p>
          </table:table-cell>
          <table:table-cell office:value-type="string">
            <text:p>Chant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? Kermar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kaël Le Res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? Espinasse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Courson</text:p>
          </table:table-cell>
          <table:table-cell office:value-type="string">
            <text:p>Charle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Mirgodin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Lagass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 Dominjon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tma Gouasmia</text:p>
          </table:table-cell>
          <table:table-cell office:value-type="string">
            <text:p>février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Marchand</text:p>
          </table:table-cell>
          <table:table-cell office:value-type="string">
            <text:p>septembre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La Verpillière</text:p>
          </table:table-cell>
          <table:table-cell office:value-type="string">
            <text:p>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élène de La Verpilli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bine Vasqu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wige Lafayolle de La Bruyè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inesy</text:p>
          </table:table-cell>
          <table:table-cell office:value-type="string">
            <text:p>Charles-An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osé Ammend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Larbou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iquett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hirouni</text:p>
          </table:table-cell>
          <table:table-cell office:value-type="string">
            <text:p>Chaynes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ric Gran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omas Fleury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na Toussaint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rles Thomassin</text:p>
          </table:table-cell>
          <table:table-cell office:value-type="string">
            <text:p>février 2016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ssaf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rmand Riv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ash Saeidi Akbarzade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Labrouss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ta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eorges Labo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Karine Delettr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Ovart-Bara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anqueville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Co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Font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o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émy Ramos-Lamoi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utin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Doui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Nico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acob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inn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Lavenk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François Bé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Hajz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Pat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ert</text:p>
          </table:table-cell>
          <table:table-cell office:value-type="string">
            <text:p>Christi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éatrice Chavinier Bo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Paysse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em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ul</text:p>
          </table:table-cell>
          <table:table-cell office:value-type="string">
            <text:p>Christi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isabeth Ancourt-Ne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Red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Aou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ires Beaune</text:p>
          </table:table-cell>
          <table:table-cell office:value-type="string">
            <text:p>Chris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érôme Petit</text:p>
          </table:table-cell>
          <table:table-cell office:value-type="string">
            <text:p>1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mien Baldy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lette Soulfour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umas</text:p>
          </table:table-cell>
          <table:table-cell office:value-type="string">
            <text:p>novembre 2016</text:p>
          </table:table-cell>
          <table:table-cell office:value-type="string">
            <text:p>Circonscription (4h/semaine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rgel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anne Dar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autr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illon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n Renault</text:p>
          </table:table-cell>
          <table:table-cell office:value-type="float" office:value="2015">
            <text:p>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Cyril Blondel</text:p>
          </table:table-cell>
          <table:table-cell office:value-type="string">
            <text:p>2007 (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Guillaume Coutey</text:p>
          </table:table-cell>
          <table:table-cell office:value-type="string">
            <text:p>2007 (temps partiel)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élanie Boulanger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Hélène Boutinaud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esche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olaine Traj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hilippe Daviau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staner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brice Trouvé</text:p>
          </table:table-cell>
          <table:table-cell office:value-type="string">
            <text:p>1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Marc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élène Triantafillos</text:p>
          </table:table-cell>
          <table:table-cell office:value-type="string">
            <text:p>1 déc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ément Pinte</text:p>
          </table:table-cell>
          <table:table-cell office:value-type="string">
            <text:p>15 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v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ja Flan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Baraiz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Apparu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lila Bad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illotea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alérie Ambro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Cruz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éonard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jémila Dup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Deulc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Derid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nès Duchê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nny Th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Probin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remat</text:p>
          </table:table-cell>
          <table:table-cell office:value-type="string">
            <text:p>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avana Livardjani</text:p>
          </table:table-cell>
          <table:table-cell office:value-type="string">
            <text:p>1er 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 Lepesqueux</text:p>
          </table:table-cell>
          <table:table-cell office:value-type="string">
            <text:p>9 mai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dèle Mortier</text:p>
          </table:table-cell>
          <table:table-cell office:value-type="string">
            <text:p>1er novem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riou</text:p>
          </table:table-cell>
          <table:table-cell office:value-type="string">
            <text:p>Christoph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Lehue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Brongnia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Fria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rtolone</text:p>
          </table:table-cell>
          <table:table-cell office:value-type="string">
            <text:p>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hannes Homm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toumata Sow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Chappott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Ganay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uline Go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ato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stasia Goetsch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Madi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asguen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Olivier Goasgue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Joséphine de Beaucorp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Cop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e-Annie Buh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reff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Bou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Lemar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Arnoul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turni</text:p>
          </table:table-cell>
          <table:table-cell office:value-type="string">
            <text:p>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ephane Jeange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a D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Lazar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Quie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chmid</text:p>
          </table:table-cell>
          <table:table-cell office:value-type="string">
            <text:p>Claud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organe Vill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Schmi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apdeviell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Pa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hdi Ouraou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nglade</text:p>
          </table:table-cell>
          <table:table-cell office:value-type="string">
            <text:p>Co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Dominique Chai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Bou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tte Nev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cuey</text:p>
          </table:table-cell>
          <table:table-cell office:value-type="string">
            <text:p>Conchi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nièle Kiban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Ducasse Re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uy Maruejouls-Benoi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rhel</text:p>
          </table:table-cell>
          <table:table-cell office:value-type="string">
            <text:p>Cori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ndrine Richard-Larvor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udy</text:p>
          </table:table-cell>
          <table:table-cell office:value-type="string">
            <text:p>octo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onel Bianquis</text:p>
          </table:table-cell>
          <table:table-cell office:value-type="string">
            <text:p>juin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bad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rnard 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ody Mock-Gr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Benayou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eslot</text:p>
          </table:table-cell>
          <table:table-cell office:value-type="string">
            <text:p>Dam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vid Po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ette V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n Bouc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n Ros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isserie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Xavier Boeuf</text:p>
          </table:table-cell>
          <table:table-cell office:value-type="string">
            <text:p>1 décem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Lagrange-Boisserie</text:p>
          </table:table-cell>
          <table:table-cell office:value-type="string">
            <text:p>15 avril 2003</text:p>
          </table:table-cell>
          <table:table-cell office:value-type="string">
            <text:p>Circonscription</text:p>
          </table:table-cell>
          <table:table-cell office:value-type="string">
            <text:p>Devenue épouse depuis 2015</text:p>
          </table:table-cell>
          <table:table-cell/>
          <table:table-cell office:value-type="string">
            <text:p>Pierre Tissier</text:p>
          </table:table-cell>
          <table:table-cell office:value-type="string">
            <text:p>2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nny Brandao</text:p>
          </table:table-cell>
          <table:table-cell office:value-type="string">
            <text:p>1 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Fasquelle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oralie du Rep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Ca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Lon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y-France Marti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ibbes</text:p>
          </table:table-cell>
          <table:table-cell office:value-type="string">
            <text:p>Dani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novefa E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arbe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Xavier Binv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ldberg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ncent Nguyen Van Ha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lissa Youssou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tifa Bezzaouya-Cot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ussouf Sib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aillant</text:p>
          </table:table-cell>
          <table:table-cell office:value-type="string">
            <text:p>Dani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dji AHOUDIA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VOUHE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uroi</text:p>
          </table:table-cell>
          <table:table-cell office:value-type="string">
            <text:p>Dani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Hélène Ren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Sagasp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Guerrien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met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urielle Ga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Fourni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Mor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uillet</text:p>
          </table:table-cell>
          <table:table-cell office:value-type="string">
            <text:p>Davi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ophie Simon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Carrar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bib</text:p>
          </table:table-cell>
          <table:table-cell office:value-type="string">
            <text:p>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avid Duizid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Pain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sey Dear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tho</text:p>
          </table:table-cell>
          <table:table-cell office:value-type="string">
            <text:p>Delph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Gaut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ès Jouannet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Juin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hieu Havsali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upin</text:p>
          </table:table-cell>
          <table:table-cell office:value-type="string">
            <text:p>Denis</text:p>
          </table:table-cell>
          <table:table-cell office:value-type="string">
            <text:p>Parti socialist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Catherine Hurtut</text:p>
          </table:table-cell>
          <table:table-cell office:value-type="string">
            <text:p>9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ienne Roumet</text:p>
          </table:table-cell>
          <table:table-cell office:value-type="string">
            <text:p>16 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acquat</text:p>
          </table:table-cell>
          <table:table-cell office:value-type="string">
            <text:p>Den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rbara Schmitt</text:p>
          </table:table-cell>
          <table:table-cell office:value-type="float" office:value="2004">
            <text:p>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lette Pergent</text:p>
          </table:table-cell>
          <table:table-cell office:value-type="float" office:value="1998">
            <text:p>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tte Fauvet</text:p>
          </table:table-cell>
          <table:table-cell office:value-type="float" office:value="1996">
            <text:p>199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Ho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Cespedes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biliard</text:p>
          </table:table-cell>
          <table:table-cell office:value-type="string">
            <text:p>Deny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élène Gac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Falsa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Rousse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Quentin</text:p>
          </table:table-cell>
          <table:table-cell office:value-type="string">
            <text:p>Did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Pierre Quent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Didier Dudrouil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inieri</text:p>
          </table:table-cell>
          <table:table-cell office:value-type="string">
            <text:p>Din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ie Milan</text:p>
          </table:table-cell>
          <table:table-cell office:value-type="string">
            <text:p>1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Luya</text:p>
          </table:table-cell>
          <table:table-cell office:value-type="string">
            <text:p>février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Yannacopoulos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y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tricia Zappia</text:p>
          </table:table-cell>
          <table:table-cell office:value-type="string">
            <text:p>octo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ert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ezi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e Lay-Felzi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welle Dribi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ussereau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Jarno-Dalb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Pata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Vedre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Seg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uvel</text:p>
          </table:table-cell>
          <table:table-cell office:value-type="string">
            <text:p>Dominiqu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ophie Chauve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Caroline Lefebv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enice Mottelay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Hugues Toussain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ord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Isabelle Lannes-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Gru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ille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Mèner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Le 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ised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Go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arles Grel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febvre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oël Motyl</text:p>
          </table:table-cell>
          <table:table-cell office:value-type="string">
            <text:p>1er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ctorien Lachas</text:p>
          </table:table-cell>
          <table:table-cell office:value-type="string">
            <text:p>1er 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orinne Pichon</text:p>
          </table:table-cell>
          <table:table-cell office:value-type="string">
            <text:p>1er mai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Nachury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Yvette P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Esn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Do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Orliac</text:p>
          </table:table-cell>
          <table:table-cell office:value-type="string">
            <text:p>Dominiqu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Bernard Choule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Guillaume Bal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utt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tier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thalie Hameau-Kinderstut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Ton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Lecl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Rihm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aimbourg</text:p>
          </table:table-cell>
          <table:table-cell office:value-type="string">
            <text:p>Domi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Coutan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Renaudinea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thilde Panhaleux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hilippe Quéré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ian</text:p>
          </table:table-cell>
          <table:table-cell office:value-type="string">
            <text:p>Domi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ABONNEL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Bricout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Galti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Le Chenadec</text:p>
          </table:table-cell>
          <table:table-cell office:value-type="string">
            <text:p>juillet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eugneau</text:p>
          </table:table-cell>
          <table:table-cell office:value-type="string">
            <text:p>Edi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éverine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Lavan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Quiquan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hilippe</text:p>
          </table:table-cell>
          <table:table-cell office:value-type="string">
            <text:p>E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lémence 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Rui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Miche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urtial</text:p>
          </table:table-cell>
          <table:table-cell office:value-type="string">
            <text:p>Édou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imone Tom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Lar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Taver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Locatelli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ihan Cypel</text:p>
          </table:table-cell>
          <table:table-cell office:value-type="string">
            <text:p>Eduardo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an-Philippe Calmus</text:p>
          </table:table-cell>
          <table:table-cell office:value-type="string">
            <text:p>1 octo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anguy Hergibo</text:p>
          </table:table-cell>
          <table:table-cell office:value-type="string">
            <text:p>1 mars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nnah Halimi</text:p>
          </table:table-cell>
          <table:table-cell office:value-type="string">
            <text:p>11 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ire Perrotin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boud</text:p>
          </table:table-cell>
          <table:table-cell office:value-type="string">
            <text:p>É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uc Gras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Michel Aboud</text:p>
          </table:table-cell>
          <table:table-cell office:value-type="float" office:value="2015">
            <text:p>2015</text:p>
          </table:table-cell>
          <table:table-cell office:value-type="string">
            <text:p>Assemblée</text:p>
          </table:table-cell>
          <table:table-cell office:value-type="string">
            <text:p>Fils</text:p>
          </table:table-cell>
          <table:table-cell/>
          <table:table-cell office:value-type="string">
            <text:p>Nathalie Bart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émie Ferreira Lima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Veillith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ochon</text:p>
          </table:table-cell>
          <table:table-cell office:value-type="string">
            <text:p>E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ophie Romei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ziane Rezki</text:p>
          </table:table-cell>
          <table:table-cell office:value-type="string">
            <text:p>juin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lément Lauer</text:p>
          </table:table-cell>
          <table:table-cell office:value-type="string">
            <text:p>mars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igou</text:p>
          </table:table-cell>
          <table:table-cell office:value-type="string">
            <text:p>Élisabet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oudha Fao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ëva Boi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Girar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Houssin-Lam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éhier</text:p>
          </table:table-cell>
          <table:table-cell office:value-type="string">
            <text:p>Eme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aphaël Va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Pl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lepp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lauzet</text:p>
          </table:table-cell>
          <table:table-cell office:value-type="string">
            <text:p>Éric</text:p>
          </table:table-cell>
          <table:table-cell office:value-type="string">
            <text:p>EELV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Hervé Gro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Travagl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riedman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iotti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acha Destou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ette Moe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e Cel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Velayou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tz Velayoud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lkouby</text:p>
          </table:table-cell>
          <table:table-cell office:value-type="string">
            <text:p>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Farrug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mille Stoclin-M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ine R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alton</text:p>
          </table:table-cell>
          <table:table-cell office:value-type="string">
            <text:p>Éric</text:p>
          </table:table-cell>
          <table:table-cell office:value-type="string">
            <text:p>Parti communiste guadeloupéen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Sittler-Ledri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e Steph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Schreib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traumann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ristian Klin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Pavlinic-Zech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Dryl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Woerth</text:p>
          </table:table-cell>
          <table:table-cell office:value-type="string">
            <text:p>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noëll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Her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Longu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inet</text:p>
          </table:table-cell>
          <table:table-cell office:value-type="string">
            <text:p>Erw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eïla Tournier-Mezazig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Sca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han Cirouss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s</text:p>
          </table:table-cell>
          <table:table-cell office:value-type="string">
            <text:p>Eva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toine Alibert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Sami Adili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léonore Piot</text:p>
          </table:table-cell>
          <table:table-cell office:value-type="string">
            <text:p>aoû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erdier</text:p>
          </table:table-cell>
          <table:table-cell office:value-type="string">
            <text:p>Fabri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enaelle Thi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er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mbre Coste</text:p>
          </table:table-cell>
          <table:table-cell office:value-type="string">
            <text:p>Fann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ine Hernandez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ussein Bourg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Labouyrie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remy Perez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iré</text:p>
          </table:table-cell>
          <table:table-cell office:value-type="string">
            <text:p>Fern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éphane Pagè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alie Siré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vine Ber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Lie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loren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axime Martinaggi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elaunay</text:p>
          </table:table-cell>
          <table:table-cell office:value-type="string">
            <text:p>Flo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gali VALIORGUE</text:p>
          </table:table-cell>
          <table:table-cell office:value-type="string">
            <text:p>22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atrick DORVILLE</text:p>
          </table:table-cell>
          <table:table-cell office:value-type="string">
            <text:p>1er 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ionel Duthil</text:p>
          </table:table-cell>
          <table:table-cell office:value-type="string">
            <text:p>1er 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Galbert</text:p>
          </table:table-cell>
          <table:table-cell office:value-type="string">
            <text:p>1er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dié</text:p>
          </table:table-cell>
          <table:table-cell office:value-type="string">
            <text:p>Flo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ptiste Rousseau</text:p>
          </table:table-cell>
          <table:table-cell office:value-type="string">
            <text:p>22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énédicte Brait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amouroux</text:p>
          </table:table-cell>
          <table:table-cell office:value-type="string">
            <text:p>16 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nis Sirdey</text:p>
          </table:table-cell>
          <table:table-cell office:value-type="string">
            <text:p>1er juillet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illmey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artine Dsiurd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Hillmeyer</text:p>
          </table:table-cell>
          <table:table-cell table:number-columns-repeated="2" office:value-type="string">
            <text:p>?</text:p>
          </table:table-cell>
          <table:table-cell office:value-type="string">
            <text:p>Petite-fille</text:p>
          </table:table-cell>
          <table:table-cell/>
          <table:table-cell office:value-type="string">
            <text:p>Catherine Hust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Vercamer</text:p>
          </table:table-cell>
          <table:table-cell office:value-type="string">
            <text:p>Francis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Eric Delben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entine Vercam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Sabine Nouque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nie Tiberghie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ilard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Duché</text:p>
          </table:table-cell>
          <table:table-cell office:value-type="string">
            <text:p>septembre 2002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Etienne COUQUEBERG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Alexandre Huau-Armani</text:p>
          </table:table-cell>
          <table:table-cell office:value-type="string">
            <text:p>août 2015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lin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anique Marli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rd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Sébastien Couv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eynier</text:p>
          </table:table-cell>
          <table:table-cell office:value-type="string">
            <text:p>Fran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Anne-Laure Ponç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Tail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Lanf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Be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iester</text:p>
          </table:table-cell>
          <table:table-cell office:value-type="string">
            <text:p>Fran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Ve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loé Per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thieu 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ndré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elphine ROLLAN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ain Le Moal</text:p>
          </table:table-cell>
          <table:table-cell office:value-type="string">
            <text:p>1er juillet 2012</text:p>
          </table:table-cell>
          <table:table-cell office:value-type="string">
            <text:p>Circonscription (40%)</text:p>
          </table:table-cell>
          <table:table-cell office:value-type="string">
            <text:p>Non</text:p>
          </table:table-cell>
          <table:table-cell/>
          <table:table-cell office:value-type="string">
            <text:p>Julien Cahu</text:p>
          </table:table-cell>
          <table:table-cell office:value-type="string">
            <text:p>1er 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sensi</text:p>
          </table:table-cell>
          <table:table-cell office:value-type="string">
            <text:p>François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Aline Pineau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is Mazade</text:p>
          </table:table-cell>
          <table:table-cell office:value-type="string">
            <text:p>nov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lexandre Tange</text:p>
          </table:table-cell>
          <table:table-cell office:value-type="string">
            <text:p>janv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rnut-Gentille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ierry Perard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tienne Marasi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30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Mazières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abienne Vittot</text:p>
          </table:table-cell>
          <table:table-cell office:value-type="string">
            <text:p>mai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ampel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Rug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Falourd-Le Déan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ne-Marie Labbé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cile Bi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avid Gréau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aphaëlle Ndaw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Lecler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urielle Isabelle Le Bacco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alima Menhoudj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ill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Faguer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my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avien Ka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ylan Fi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oncle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athalie Bellevin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maïl Chibane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Aubé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yril Buffet</text:p>
          </table:table-cell>
          <table:table-cell office:value-type="string">
            <text:p>juin 2009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upponi</text:p>
          </table:table-cell>
          <table:table-cell office:value-type="string">
            <text:p>Franço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trick M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Taravel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ude Ch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Panz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chebloine</text:p>
          </table:table-cell>
          <table:table-cell office:value-type="string">
            <text:p>Françoi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mmanuel Mandon</text:p>
          </table:table-cell>
          <table:table-cell office:value-type="string">
            <text:p>13 juin 198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anielle Le Calvez</text:p>
          </table:table-cell>
          <table:table-cell office:value-type="string">
            <text:p>27 juin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Thérèse Giry</text:p>
          </table:table-cell>
          <table:table-cell office:value-type="string">
            <text:p>1er 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uffery</text:p>
          </table:table-cell>
          <table:table-cell office:value-type="string">
            <text:p>1er janvier 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Trojanowski</text:p>
          </table:table-cell>
          <table:table-cell office:value-type="string">
            <text:p>1er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cellier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e Deleuil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ristophe Durand</text:p>
          </table:table-cell>
          <table:table-cell office:value-type="string">
            <text:p>?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Julien Scellier</text:p>
          </table:table-cell>
          <table:table-cell office:value-type="float" office:value="2002">
            <text:p>2002</text:p>
          </table:table-cell>
          <table:table-cell office:value-type="string">
            <text:p>Circonscription (temps partiel)</text:p>
          </table:table-cell>
          <table:table-cell office:value-type="string">
            <text:p>Fils</text:p>
          </table:table-cell>
          <table:table-cell/>
          <table:table-cell office:value-type="string">
            <text:p>Etiennette Le Bechec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Vannson</text:p>
          </table:table-cell>
          <table:table-cell office:value-type="string">
            <text:p>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 Clau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Vanderschae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Humblo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mbert</text:p>
          </table:table-cell>
          <table:table-cell office:value-type="string">
            <text:p>François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jorie Hagobian-Mazille</text:p>
          </table:table-cell>
          <table:table-cell table:number-columns-repeated="2" office:value-type="string">
            <text:p>?</text:p>
          </table:table-cell>
          <table:table-cell office:value-type="string">
            <text:p>Femme</text:p>
          </table:table-cell>
          <table:table-cell/>
          <table:table-cell office:value-type="string">
            <text:p>Francois-Xavier R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<text:tab/>Decou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Villain</text:p>
          </table:table-cell>
          <table:table-cell office:value-type="string">
            <text:p>François-Xavier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Lysiane Cach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Dro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-Charles Villain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escamps-Crosnier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oris Veno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Driss Jawad</text:p>
          </table:table-cell>
          <table:table-cell office:value-type="string">
            <text:p>février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indy Veillard</text:p>
          </table:table-cell>
          <table:table-cell office:value-type="string">
            <text:p>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boi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hierry Edou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Gard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na Poir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mas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ukaïna Ben Jaaf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aud Le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m Rouss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égot</text:p>
          </table:table-cell>
          <table:table-cell office:value-type="string">
            <text:p>Franço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tine Cha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Laplace-Fi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La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Imbert</text:p>
          </table:table-cell>
          <table:table-cell office:value-type="string">
            <text:p>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STEROSTE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le SERAFI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el POUVILLON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Epoux</text:p>
          </table:table-cell>
          <table:table-cell/>
          <table:table-cell office:value-type="string">
            <text:p>Sébastien ZANAT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arb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Bai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Cuccuredd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Con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uvillier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érôme L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Pic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Margueri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febvre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alérie Lefebv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Lef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Bardes Sao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Lopez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eiss</text:p>
          </table:table-cell>
          <table:table-cell office:value-type="string">
            <text:p>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Klip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Mo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Louise Gouil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Hoff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Riccio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ig</text:p>
          </table:table-cell>
          <table:table-cell office:value-type="string">
            <text:p>Frédéri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erie Rouveir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Ra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Hard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ssat</text:p>
          </table:table-cell>
          <table:table-cell office:value-type="string">
            <text:p>Frédér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Merc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aurence Taver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érèse Chabanel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erville</text:p>
          </table:table-cell>
          <table:table-cell office:value-type="string">
            <text:p>Gabriel</text:p>
          </table:table-cell>
          <table:table-cell office:value-type="string">
            <text:p>Parti socialiste guyan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Thibault Lechat-Veg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Portho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ouis-Carabin</text:p>
          </table:table-cell>
          <table:table-cell office:value-type="string">
            <text:p>Gabri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regory Manico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Ragu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rroux</text:p>
          </table:table-cell>
          <table:table-cell office:value-type="string">
            <text:p>Gaby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#TransparenceAN</text:p>
          </table:table-cell>
          <table:table-cell office:value-type="string">
            <text:p>Fatima Bélaïdi</text:p>
          </table:table-cell>
          <table:table-cell office:value-type="string">
            <text:p>juin 2012</text:p>
          </table:table-cell>
          <table:table-cell office:value-type="string">
            <text:p>Assemblée (disposition groupe GDR pour commission des lois)</text:p>
          </table:table-cell>
          <table:table-cell office:value-type="string">
            <text:p>Non</text:p>
          </table:table-cell>
          <table:table-cell/>
          <table:table-cell office:value-type="string">
            <text:p>Gérard Frau</text:p>
          </table:table-cell>
          <table:table-cell office:value-type="string">
            <text:p>Août 2012 (mi-temps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Nathalie Lefebvre</text:p>
          </table:table-cell>
          <table:table-cell office:value-type="string">
            <text:p>Septembre 2015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Barreda-Lopez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ioraso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ussouf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stien Gi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oubna Bouhriz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illard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c-William Mill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Per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Mo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sselin-Fleury</text:p>
          </table:table-cell>
          <table:table-cell office:value-type="string">
            <text:p>Genevièv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ain Gosseli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Sophie Led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xane Baux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vy</text:p>
          </table:table-cell>
          <table:table-cell office:value-type="string">
            <text:p>Genevièv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hilippe Pecastaing</text:p>
          </table:table-cell>
          <table:table-cell office:value-type="string">
            <text:p>1/11/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 Boillot-Le Goffic</text:p>
          </table:table-cell>
          <table:table-cell office:value-type="string">
            <text:p>01/04/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line Octave-Coulongeat</text:p>
          </table:table-cell>
          <table:table-cell office:value-type="string">
            <text:p>01/08/2007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u-Langevin</text:p>
          </table:table-cell>
          <table:table-cell office:value-type="string">
            <text:p>Geo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manuel Provin</text:p>
          </table:table-cell>
          <table:table-cell office:value-type="string">
            <text:p>octo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gaux Wagner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-Frédéric Bourdeau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enech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Lad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Gentaz-Bambi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Vincend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ivier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inesta</text:p>
          </table:table-cell>
          <table:table-cell office:value-type="string">
            <text:p>Georg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deleine Ginesta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ichèle Hattenber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oubeuf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apt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Luc Fontali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Cap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e Touff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Vazeix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rasse</text:p>
          </table:table-cell>
          <table:table-cell office:value-type="string">
            <text:p>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Christophe Pommer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F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i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uri Vig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erpion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table:number-columns-repeated="2"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enuel</text:p>
          </table:table-cell>
          <table:table-cell office:value-type="string">
            <text:p>Gérar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Hélène Subt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art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Rouss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ebaoun</text:p>
          </table:table-cell>
          <table:table-cell office:value-type="string">
            <text:p>Gér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icolas Tche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Raisseguie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eiro</text:p>
          </table:table-cell>
          <table:table-cell office:value-type="string">
            <text:p>Germin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raziella Caron</text:p>
          </table:table-cell>
          <table:table-cell office:value-type="string">
            <text:p>juin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a Peiro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Laurent Georges</text:p>
          </table:table-cell>
          <table:table-cell office:value-type="float" office:value="2005">
            <text:p>200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jamin DELRIEUX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ollard</text:p>
          </table:table-cell>
          <table:table-cell office:value-type="string">
            <text:p>Gilbert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Anne-Marie Autard-Colard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ean-Richard Sulz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Cordess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 Bris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arc Le Bris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aël Le M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Dani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Sauvan</text:p>
          </table:table-cell>
          <table:table-cell office:value-type="string">
            <text:p>Gil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tine Barberousse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an Carbuccia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lika Dermou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obert</text:p>
          </table:table-cell>
          <table:table-cell office:value-type="string">
            <text:p>Gild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nthony Leclerc</text:p>
          </table:table-cell>
          <table:table-cell office:value-type="string">
            <text:p>octo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astien Brusaferro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onique Bassi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rdouleix</text:p>
          </table:table-cell>
          <table:table-cell office:value-type="string">
            <text:p>Gilles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Thierry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Abraha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Guillemo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Cast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rez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ne Leje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efè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oha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urton</text:p>
          </table:table-cell>
          <table:table-cell office:value-type="string">
            <text:p>Gil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ian Av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jemila Alm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Broun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Joss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vary</text:p>
          </table:table-cell>
          <table:table-cell office:value-type="string">
            <text:p>Gill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anny Baccialone-Fores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aëtan Rouch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José Vautrin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dré Grèze</text:p>
          </table:table-cell>
          <table:table-cell office:value-type="string">
            <text:p>20 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iémouret</text:p>
          </table:table-cell>
          <table:table-cell office:value-type="string">
            <text:p>Gis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Lacabanne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écilia Sanchez Lansade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dric Balech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uet</text:p>
          </table:table-cell>
          <table:table-cell office:value-type="string">
            <text:p>Guénhaë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armen Huet</text:p>
          </table:table-cell>
          <table:table-cell office:value-type="string">
            <text:p>janvier 2016</text:p>
          </table:table-cell>
          <table:table-cell office:value-type="string">
            <text:p>?</text:p>
          </table:table-cell>
          <table:table-cell office:value-type="string">
            <text:p>Belle-fille</text:p>
          </table:table-cell>
          <table:table-cell/>
          <table:table-cell office:value-type="string">
            <text:p>Jacques Gromellon</text:p>
          </table:table-cell>
          <table:table-cell table:number-columns-repeated="3" office:value-type="string">
            <text:p>?</text:p>
          </table:table-cell>
          <table:table-cell office:value-type="string">
            <text:p>Non</text:p>
          </table:table-cell>
          <table:table-cell office:value-type="string">
            <text:p>Dominique Gil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Elodie Tremble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hristiane Bazire-Sebir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Antoine Delaunay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achelay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Nicolas GOARAN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lise Lebaud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hann Laine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evrollier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Laure De Tho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le Desgrou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ued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Joll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rot</text:p>
          </table:table-cell>
          <table:table-cell office:value-type="string">
            <text:p>Guillaum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chel Méhaignerie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Cousine</text:p>
          </table:table-cell>
          <table:table-cell/>
          <table:table-cell office:value-type="string">
            <text:p>Pascale Cupif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imon Foucault</text:p>
          </table:table-cell>
          <table:table-cell office:value-type="string">
            <text:p>janvier 201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arrivé</text:p>
          </table:table-cell>
          <table:table-cell office:value-type="string">
            <text:p>Guillau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Bourhis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Eli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Pires Coelh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gis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d'Astorg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illia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Timothée Laroch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a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Jonq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Costé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mbefo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 José Chassi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antal Chapovaloff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Aurambou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Simon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lérie Dupuis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lcourt</text:p>
          </table:table-cell>
          <table:table-cell office:value-type="string">
            <text:p>Gu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que MASSON</text:p>
          </table:table-cell>
          <table:table-cell office:value-type="float" office:value="2008">
            <text:p>2008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Fatiha CHENIAL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ira CHARBENAGA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ançoise CAUVI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eoffroy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Gué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Geoffroy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Virginie Gom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eissier</text:p>
          </table:table-cell>
          <table:table-cell office:value-type="string">
            <text:p>Gu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Royer-Perreau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Nicolas Ghilard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e Fare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vine Bénard-Bienven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Lachau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uveau</text:p>
          </table:table-cell>
          <table:table-cell office:value-type="string">
            <text:p>Guy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aurent Geo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Cozic-Guillau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ovic Lantr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uillard</text:p>
          </table:table-cell>
          <table:table-cell office:value-type="string">
            <text:p>Gwend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Derrian Chatard</text:p>
          </table:table-cell>
          <table:table-cell office:value-type="string">
            <text:p>juin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Larral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Morgane Le Maréchal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mmanuelli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tine Gen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Escobar Ari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Claver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berto Rom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Land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verine Dangoumau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aino</text:p>
          </table:table-cell>
          <table:table-cell office:value-type="string">
            <text:p>Henr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iane Miche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ael Vinc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Goul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ibrayel</text:p>
          </table:table-cell>
          <table:table-cell office:value-type="string">
            <text:p>Henr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ébastien Jibrayel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Kamel Tachougaf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abeth Giacomon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Féron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Melchio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sselin Le Ga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ymard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Poig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Rol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rtense Lem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tra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Mailly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iton</text:p>
          </table:table-cell>
          <table:table-cell office:value-type="string">
            <text:p>Hervé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k Pallu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Peg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Va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rrine Hodencq-Sabard-Langl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ellois</text:p>
          </table:table-cell>
          <table:table-cell office:value-type="string">
            <text:p>Herv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organe Le Roux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Hugo Lamour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urage</text:p>
          </table:table-cell>
          <table:table-cell office:value-type="string">
            <text:p>Hug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ierre-Hugues Fourag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Laurence Poul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el Laf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yriam Souam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ello</text:p>
          </table:table-cell>
          <table:table-cell office:value-type="string">
            <text:p>Huguette</text:p>
          </table:table-cell>
          <table:table-cell office:value-type="string">
            <text:p>Pour la Réunion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onia Chane Ku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Dor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lly Seraph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boubacar</text:p>
          </table:table-cell>
          <table:table-cell office:value-type="string">
            <text:p>Ibrah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rdine Ouss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hibou Hama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éva Dargaud-Tar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ttard</text:p>
          </table:table-cell>
          <table:table-cell office:value-type="string">
            <text:p>Isabel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Sarah Albert</text:p>
          </table:table-cell>
          <table:table-cell office:value-type="string">
            <text:p>1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c Toutain</text:p>
          </table:table-cell>
          <table:table-cell office:value-type="string">
            <text:p>1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ulien Fremond</text:p>
          </table:table-cell>
          <table:table-cell office:value-type="string">
            <text:p>22 août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uneau</text:p>
          </table:table-cell>
          <table:table-cell office:value-type="string">
            <text:p>Isabe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hierry Besnier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anie Chapuis</text:p>
          </table:table-cell>
          <table:table-cell office:value-type="string">
            <text:p>?</text:p>
          </table:table-cell>
          <table:table-cell office:value-type="string">
            <text:p>Circonscription (30 %)</text:p>
          </table:table-cell>
          <table:table-cell office:value-type="string">
            <text:p>Non</text:p>
          </table:table-cell>
          <table:table-cell/>
          <table:table-cell office:value-type="string">
            <text:p>Eric Hervouet</text:p>
          </table:table-cell>
          <table:table-cell office:value-type="string">
            <text:p>?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Callennec</text:p>
          </table:table-cell>
          <table:table-cell office:value-type="string">
            <text:p>Isabel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Bastien Regnier</text:p>
          </table:table-cell>
          <table:table-cell office:value-type="string">
            <text:p>avril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Roull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Coudrais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aysse</text:p>
          </table:table-cell>
          <table:table-cell office:value-type="string">
            <text:p>Jacqueline</text:p>
          </table:table-cell>
          <table:table-cell office:value-type="string">
            <text:p>Forces de Gauche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Gabriel Silberste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Kon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quet</text:p>
          </table:table-cell>
          <table:table-cell office:value-type="string">
            <text:p>Jacque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 Lemai-Ducrocq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Oliv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Demandrill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mpard</text:p>
          </table:table-cell>
          <table:table-cell office:value-type="string">
            <text:p>Jacque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Guillaume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Yann Bompard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Charles de Mey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Cresta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Claire Cerv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t Ros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Haffe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llerie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gor Char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vina Majo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Gadonn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ossowski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ierre-Henri Fourg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Ba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Tolokonnikoff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rabal</text:p>
          </table:table-cell>
          <table:table-cell office:value-type="string">
            <text:p>Jacques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Arnaud Battef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salie Bec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mblin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tine Lamblin</text:p>
          </table:table-cell>
          <table:table-cell office:value-type="string">
            <text:p>1er janvier 2013</text:p>
          </table:table-cell>
          <table:table-cell office:value-type="string">
            <text:p>Circonscription (temps partiel)</text:p>
          </table:table-cell>
          <table:table-cell office:value-type="string">
            <text:p>Epouse</text:p>
          </table:table-cell>
          <table:table-cell/>
          <table:table-cell office:value-type="string">
            <text:p>Bernard Genay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Andre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Wanda Weismeyer</text:p>
          </table:table-cell>
          <table:table-cell office:value-type="string">
            <text:p>?</text:p>
          </table:table-cell>
          <table:table-cell office:value-type="string">
            <text:p>Assemblée (30h/semain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y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dile Rey-Coqu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Gollnhof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Benhamo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élissard</text:p>
          </table:table-cell>
          <table:table-cell office:value-type="string">
            <text:p>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 Pierre Sag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lleb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le Jacques Léon Br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Vincen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alax</text:p>
          </table:table-cell>
          <table:table-cell office:value-type="string">
            <text:p>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ine Roig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Ramond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Vanderchmitt</text:p>
          </table:table-cell>
          <table:table-cell office:value-type="string">
            <text:p>juillet 2012</text:p>
          </table:table-cell>
          <table:table-cell office:value-type="string">
            <text:p>Assemblée (mi-temps)</text:p>
          </table:table-cell>
          <table:table-cell office:value-type="string">
            <text:p>Non</text:p>
          </table:table-cell>
          <table:table-cell/>
          <table:table-cell office:value-type="string">
            <text:p>Jeanne Valax</text:p>
          </table:table-cell>
          <table:table-cell office:value-type="string">
            <text:p>septembre 2016</text:p>
          </table:table-cell>
          <table:table-cell office:value-type="string">
            <text:p>Assemblée (30h/semaine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énisti</text:p>
          </table:table-cell>
          <table:table-cell office:value-type="string">
            <text:p>Jacques Al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Christine Benist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Peggy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eaureg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Moucho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lavan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téphanie Mi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R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a Pailhar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Gliozz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rellier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 Geairon-Toussaint</text:p>
          </table:table-cell>
          <table:table-cell office:value-type="string">
            <text:p>août 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e-Emmanuel Dessevres</text:p>
          </table:table-cell>
          <table:table-cell office:value-type="string">
            <text:p>avril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Canteau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ssalle</text:p>
          </table:table-cell>
          <table:table-cell office:value-type="string">
            <text:p>Jean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ulie Geairon-Toussai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Can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Emmanuel Dessèvr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unay</text:p>
          </table:table-cell>
          <table:table-cell office:value-type="string">
            <text:p>Jea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e Verdier</text:p>
          </table:table-cell>
          <table:table-cell office:value-type="string">
            <text:p>1er novembre 200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igitte Escapoulade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Femme</text:p>
          </table:table-cell>
          <table:table-cell/>
          <table:table-cell office:value-type="string">
            <text:p>Marie Molina</text:p>
          </table:table-cell>
          <table:table-cell office:value-type="string">
            <text:p>1er octobre 2016 (mi-temps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table:number-columns-repeated="2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onetti</text:p>
          </table:table-cell>
          <table:table-cell office:value-type="string">
            <text:p>Jea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Xavier Taquillain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uline Lopez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ence Angell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lody</text:p>
          </table:table-cell>
          <table:table-cell office:value-type="string">
            <text:p>Jean 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uline Lop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Angel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Xavier Taquilla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augourdeau</text:p>
          </table:table-cell>
          <table:table-cell office:value-type="string">
            <text:p>Jean-Charl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èle No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Chasse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mbadélis</text:p>
          </table:table-cell>
          <table:table-cell office:value-type="string">
            <text:p>Jean-Christoph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Karine Gautreau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alima Jem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Masson</text:p>
          </table:table-cell>
          <table:table-cell office:value-type="float" office:value="2012">
            <text:p>2012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am Souma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Diarra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omantin</text:p>
          </table:table-cell>
          <table:table-cell office:value-type="string">
            <text:p>Jean-Christophe</text:p>
          </table:table-cell>
          <table:table-cell office:value-type="string">
            <text:p>Association PSLE - Nouveau Centr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ugustin Ch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ine De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me Sevaist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Massis-Desmares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garde</text:p>
          </table:table-cell>
          <table:table-cell office:value-type="string">
            <text:p>Jean-Christoph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Guerin</text:p>
          </table:table-cell>
          <table:table-cell office:value-type="float" office:value="2002">
            <text:p>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Cheval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urélie Herz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main Champel</text:p>
          </table:table-cell>
          <table:table-cell office:value-type="float" office:value="2014">
            <text:p>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chet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ébastien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nia Gorj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'Hérouville-Le Tann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Lauverj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uisine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o Tran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Nicole Lejeune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Benoit</text:p>
          </table:table-cell>
          <table:table-cell office:value-type="string">
            <text:p>octo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udovic Balzeau</text:p>
          </table:table-cell>
          <table:table-cell office:value-type="string">
            <text:p>janv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uteau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élik Fourcade</text:p>
          </table:table-cell>
          <table:table-cell office:value-type="string">
            <text:p>1er 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uibal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Maldz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Guidicelli Cabes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Cos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this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lgorzata Mathis-Mazurczak</text:p>
          </table:table-cell>
          <table:table-cell office:value-type="string">
            <text:p>avant 2007</text:p>
          </table:table-cell>
          <table:table-cell office:value-type="string">
            <text:p>Assemblée (temps partiel)</text:p>
          </table:table-cell>
          <table:table-cell office:value-type="string">
            <text:p>Belle-fille</text:p>
          </table:table-cell>
          <table:table-cell/>
          <table:table-cell office:value-type="string">
            <text:p>Anne Leboulanger-Mathis</text:p>
          </table:table-cell>
          <table:table-cell office:value-type="float" office:value="2002">
            <text:p>2002</text:p>
          </table:table-cell>
          <table:table-cell office:value-type="string">
            <text:p>Paris</text:p>
          </table:table-cell>
          <table:table-cell office:value-type="string">
            <text:p>Fille</text:p>
          </table:table-cell>
          <table:table-cell/>
          <table:table-cell office:value-type="string">
            <text:p>Jean-Charles Marasse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Mignon</text:p>
          </table:table-cell>
          <table:table-cell office:value-type="string">
            <text:p>Jean-Claud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etty Dujard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 Creuseveau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erez</text:p>
          </table:table-cell>
          <table:table-cell office:value-type="string">
            <text:p>Jean-Claud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e FALCOU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anne Bill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Senegas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Baillauques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iot</text:p>
          </table:table-cell>
          <table:table-cell office:value-type="string">
            <text:p>Jean-Davi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Olivier Salles</text:p>
          </table:table-cell>
          <table:table-cell office:value-type="string">
            <text:p>aoû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nina Jouffret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nny Cartoux</text:p>
          </table:table-cell>
          <table:table-cell office:value-type="string">
            <text:p>févr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pé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adia Copé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Bay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de Feydeau de Saint-Christoph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amour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therine Ch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phée Roche-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ncel</text:p>
          </table:table-cell>
          <table:table-cell office:value-type="string">
            <text:p>Jean-Franço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Manc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atherine Bri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oisson</text:p>
          </table:table-cell>
          <table:table-cell office:value-type="string">
            <text:p>Jean-Frédéri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exia Milléqu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Levavasse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-Henri Jam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idey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ine Viéville</text:p>
          </table:table-cell>
          <table:table-cell office:value-type="string">
            <text:p>1 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enoît Onambele</text:p>
          </table:table-cell>
          <table:table-cell office:value-type="string">
            <text:p>1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lorian Humez</text:p>
          </table:table-cell>
          <table:table-cell office:value-type="string">
            <text:p>1 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ndelier</text:p>
          </table:table-cell>
          <table:table-cell office:value-type="string">
            <text:p>Jean-Jacque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Véronique B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eggy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Vandekerckho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Weinman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harles Schmid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ttel</text:p>
          </table:table-cell>
          <table:table-cell office:value-type="string">
            <text:p>Jean-Jacqu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ith Cottel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édric Pruv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Flaha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Delmott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uillet</text:p>
          </table:table-cell>
          <table:table-cell office:value-type="string">
            <text:p>Jean-Jacqu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aurence Peti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Roselyne Imber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illes Garrigu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erge Russo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icou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ais Pa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u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ra Benhamid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rist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andrine Le-Vour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gnès Lien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is Girszon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Mign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stes</text:p>
          </table:table-cell>
          <table:table-cell office:value-type="string">
            <text:p>Jean-Loui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Rosalie Gingli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 Wauth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Web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Dryl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stans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 Rang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Mil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lara Pailharey</text:p>
          </table:table-cell>
          <table:table-cell office:value-type="string">
            <text:p>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velyne Gliozzo</text:p>
          </table:table-cell>
          <table:table-cell office:value-type="string">
            <text:p>juin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mont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a Merc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gélique So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Balosso-Brunel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Boccar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gnair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allien Gagnaire</text:p>
          </table:table-cell>
          <table:table-cell office:value-type="string">
            <text:p>?</text:p>
          </table:table-cell>
          <table:table-cell office:value-type="string">
            <text:p>Circonscription (4j par semaine)</text:p>
          </table:table-cell>
          <table:table-cell office:value-type="string">
            <text:p>Fils</text:p>
          </table:table-cell>
          <table:table-cell/>
          <table:table-cell office:value-type="string">
            <text:p>Jean Michel Mis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gnès Tixi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Le Roy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oumégas</text:p>
          </table:table-cell>
          <table:table-cell office:value-type="string">
            <text:p>Jean-Louis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Jérémie Iordanoff</text:p>
          </table:table-cell>
          <table:table-cell office:value-type="string">
            <text:p>juin 2012</text:p>
          </table:table-cell>
          <table:table-cell office:value-type="string">
            <text:p>Circonscription </text:p>
          </table:table-cell>
          <table:table-cell office:value-type="string">
            <text:p>Non</text:p>
          </table:table-cell>
          <table:table-cell/>
          <table:table-cell office:value-type="string">
            <text:p>Sabine Schliwanski</text:p>
          </table:table-cell>
          <table:table-cell office:value-type="float" office:value="2012">
            <text:p>2012</text:p>
          </table:table-cell>
          <table:table-cell office:value-type="string">
            <text:p>Paris</text:p>
          </table:table-cell>
          <table:table-cell office:value-type="string">
            <text:p>Non</text:p>
          </table:table-cell>
          <table:table-cell/>
          <table:table-cell office:value-type="string">
            <text:p>Monique Chaibi</text:p>
          </table:table-cell>
          <table:table-cell office:value-type="float" office:value="2012">
            <text:p>2012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Malina Roumegas</text:p>
          </table:table-cell>
          <table:table-cell office:value-type="string">
            <text:p>septembre2016</text:p>
          </table:table-cell>
          <table:table-cell office:value-type="string">
            <text:p>Circonscription (mi-temps)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ouraine</text:p>
          </table:table-cell>
          <table:table-cell office:value-type="string">
            <text:p>Jean-Lou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ylvie Tomassi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Sarah Pe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cha Verpil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Robe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leunven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ela KLOAREG</text:p>
          </table:table-cell>
          <table:table-cell office:value-type="string">
            <text:p>17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viane Boulc'h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en Meffre</text:p>
          </table:table-cell>
          <table:table-cell office:value-type="string">
            <text:p>1er 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urent</text:p>
          </table:table-cell>
          <table:table-cell office:value-type="string">
            <text:p>Jean-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David Dupré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tika El Bourimi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rthur Blanchon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eitzer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Charles-Emmanuel Reitzer</text:p>
          </table:table-cell>
          <table:table-cell office:value-type="string">
            <text:p>Janvier 2016 (précédemment de janvier 2013 à septembre 2015)</text:p>
          </table:table-cell>
          <table:table-cell office:value-type="string">
            <text:p>Circonscription + Assemblée</text:p>
          </table:table-cell>
          <table:table-cell office:value-type="string">
            <text:p>Fils</text:p>
          </table:table-cell>
          <table:table-cell/>
          <table:table-cell office:value-type="string">
            <text:p>Christiane Muller</text:p>
          </table:table-cell>
          <table:table-cell office:value-type="string">
            <text:p>février 200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Alexandra GUTZWILLER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èle Reitzer née Berger</text:p>
          </table:table-cell>
          <table:table-cell office:value-type="string">
            <text:p>février 2013</text:p>
          </table:table-cell>
          <table:table-cell office:value-type="string">
            <text:p>Circonscription (10h)</text:p>
          </table:table-cell>
          <table:table-cell office:value-type="string">
            <text:p>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Warsmann</text:p>
          </table:table-cell>
          <table:table-cell office:value-type="string">
            <text:p>Jean-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onique DUJEANCOURT</text:p>
          </table:table-cell>
          <table:table-cell office:value-type="string">
            <text:p>16/6/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nne PREMAT épouse DUMAY </text:p>
          </table:table-cell>
          <table:table-cell office:value-type="string">
            <text:p>16/6/1997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hristine NOIRET épouse RICHET </text:p>
          </table:table-cell>
          <table:table-cell office:value-type="string">
            <text:p>2 novembre 199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FOURIL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 NEYRENEUF épouse THIBIERGE</text:p>
          </table:table-cell>
          <table:table-cell office:value-type="string">
            <text:p>2007-2012 puis depuis le 31 août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urnel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e Fru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Lecom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Terzi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ermain</text:p>
          </table:table-cell>
          <table:table-cell office:value-type="string">
            <text:p>Jean-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illaume MARBOTTE</text:p>
          </table:table-cell>
          <table:table-cell office:value-type="string">
            <text:p>17 nov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Arash SAEIDI AKBARZADEH</text:p>
          </table:table-cell>
          <table:table-cell office:value-type="string">
            <text:p>1er janvier 2016 (jusqu'au 16 février 2017)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ffara</text:p>
          </table:table-cell>
          <table:table-cell office:value-type="string">
            <text:p>Jean-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ane Bonv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divine Antign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baud Desha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ain Broch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ermier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Nathalie Jea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Sermie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Laurent Bourgui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cqueline G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étart</text:p>
          </table:table-cell>
          <table:table-cell office:value-type="string">
            <text:p>Jean-Ma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anielle Davin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Baudin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Arthur Arl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Finou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lément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antal Calend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Pap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uve</text:p>
          </table:table-cell>
          <table:table-cell office:value-type="string">
            <text:p>Jean-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dia Am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Gourge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Eve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Tavasci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llaumé</text:p>
          </table:table-cell>
          <table:table-cell office:value-type="string">
            <text:p>Jean-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ade Gilles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dwige Em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elle Brouill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rginie Bernard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string">
            <text:p>Maryline Caravati</text:p>
          </table:table-cell>
          <table:table-cell office:value-type="string">
            <text:p>septembre 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pentier</text:p>
          </table:table-cell>
          <table:table-cell office:value-type="string">
            <text:p>Jean-N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François Bechi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as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Poulet-Decler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ille</text:p>
          </table:table-cell>
          <table:table-cell office:value-type="string">
            <text:p>Jean-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urielle BONNET-LANGAGNE</text:p>
          </table:table-cell>
          <table:table-cell office:value-type="string">
            <text:p>2007 (80 %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rélie DUNOUAU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aul DEGRUELLE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cq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Angla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ne Espina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tiana Blan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nteguet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Guy Leroy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Boidin</text:p>
          </table:table-cell>
          <table:table-cell office:value-type="string">
            <text:p>novem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son Paqu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guerite Culot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Rossler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table:number-columns-repeated="17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pré</text:p>
          </table:table-cell>
          <table:table-cell office:value-type="string">
            <text:p>Jean-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gustin Nas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uery-Waess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Con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uaiva</text:p>
          </table:table-cell>
          <table:table-cell office:value-type="string">
            <text:p>Jean-Paul</text:p>
          </table:table-cell>
          <table:table-cell table:number-columns-repeated="2" office:value-type="string">
            <text:p>UDI</text:p>
          </table:table-cell>
          <table:table-cell office:value-type="string">
            <text:p>Sources ouvertes</text:p>
          </table:table-cell>
          <table:table-cell office:value-type="string">
            <text:p>Miluska Frogier</text:p>
          </table:table-cell>
          <table:table-cell table:number-columns-repeated="2" office:value-type="string">
            <text:p>?</text:p>
          </table:table-cell>
          <table:table-cell office:value-type="string">
            <text:p>Compagne</text:p>
          </table:table-cell>
          <table:table-cell/>
          <table:table-cell office:value-type="string">
            <text:p>Sylvie Bou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minia Marutaata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Nilor</text:p>
          </table:table-cell>
          <table:table-cell office:value-type="string">
            <text:p>Jean-Philippe</text:p>
          </table:table-cell>
          <table:table-cell office:value-type="string">
            <text:p>Mouvement Indépendantiste Martiniqu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Claudia Rav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Lérand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becca Roset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llosser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gélique Lefebv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 Du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die Defeve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rb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érôme Char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Si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Dessimon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lazy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Prad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ichard Gouss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üm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elson de Pessem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dric Haut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cool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 Debri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oît Evera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Butt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nstance Vig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Sais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o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Véronique Door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érôme Azcara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ck Pericouche-Chat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ufau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role Denuault</text:p>
          </table:table-cell>
          <table:table-cell office:value-type="float" office:value="1997">
            <text:p>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ka Largurgue</text:p>
          </table:table-cell>
          <table:table-cell office:value-type="float" office:value="2001">
            <text:p>200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Emmanuelle Munier</text:p>
          </table:table-cell>
          <table:table-cell office:value-type="float" office:value="2004">
            <text:p>2004</text:p>
          </table:table-cell>
          <table:table-cell office:value-type="string">
            <text:p>Paris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Stéphane Cahe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runo Janot</text:p>
          </table:table-cell>
          <table:table-cell office:value-type="float" office:value="2011">
            <text:p>2011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iran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rtine Garnier</text:p>
          </table:table-cell>
          <table:table-cell office:value-type="string">
            <text:p>septembre 200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uthier Wilhem</text:p>
          </table:table-cell>
          <table:table-cell office:value-type="string">
            <text:p>juillet 199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Denis Lieppe</text:p>
          </table:table-cell>
          <table:table-cell office:value-type="string">
            <text:p>octobre 2011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oland Atlan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rges</text:p>
          </table:table-cell>
          <table:table-cell office:value-type="string">
            <text:p>Jean-Pierre</text:p>
          </table:table-cell>
          <table:table-cell office:value-type="string">
            <text:p>Non rattaché(s)</text:p>
          </table:table-cell>
          <table:table-cell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Stella Gorge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lde Gorg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Vincent Gouache</text:p>
          </table:table-cell>
          <table:table-cell table:number-columns-repeated="2" office:value-type="string">
            <text:p>?</text:p>
          </table:table-cell>
          <table:table-cell table:number-columns-repeated="27"/>
          <table:table-cell table:number-columns-repeated="2"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Le Roch</text:p>
          </table:table-cell>
          <table:table-cell office:value-type="string">
            <text:p>Jean-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ionel Pi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Le Guellanf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vien Chauffaill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ggi</text:p>
          </table:table-cell>
          <table:table-cell office:value-type="string">
            <text:p>Jean-Pierr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aroline Generosi-Herpin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ngrid Flé</text:p>
          </table:table-cell>
          <table:table-cell office:value-type="string">
            <text:p>janv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hdi-Thibaut Affes</text:p>
          </table:table-cell>
          <table:table-cell office:value-type="string">
            <text:p>mai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gier</text:p>
          </table:table-cell>
          <table:table-cell office:value-type="string">
            <text:p>Jean-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Andrée Moll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Ra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aïs Roussange-Chaill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rbara Treutena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sac</text:p>
          </table:table-cell>
          <table:table-cell office:value-type="string">
            <text:p>Jean-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Androi</text:p>
          </table:table-cell>
          <table:table-cell office:value-type="string">
            <text:p>1er septembre 2007</text:p>
          </table:table-cell>
          <table:table-cell office:value-type="string">
            <text:p>Circonscription (80%)</text:p>
          </table:table-cell>
          <table:table-cell office:value-type="string">
            <text:p>Non</text:p>
          </table:table-cell>
          <table:table-cell/>
          <table:table-cell office:value-type="string">
            <text:p>Gilles Pondard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 Paugam</text:p>
          </table:table-cell>
          <table:table-cell office:value-type="string">
            <text:p>1er 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Yves Geffroy</text:p>
          </table:table-cell>
          <table:table-cell office:value-type="string">
            <text:p>1er septembre 2007</text:p>
          </table:table-cell>
          <table:table-cell office:value-type="string">
            <text:p>Circonscription (20 %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alatte</text:p>
          </table:table-cell>
          <table:table-cell office:value-type="string">
            <text:p>Jean-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Gauthier Will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risse Descot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que Via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nnie Ricourt-Giobbi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Caulle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uriel Caullet-Vergès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Bruno Vil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eanne Labou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 Bouillonnec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Dominique Barj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biba Amazza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Lericq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Déaut</text:p>
          </table:table-cell>
          <table:table-cell office:value-type="string">
            <text:p>Jean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éatrice Lopv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 Creus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 P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Souvera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bié</text:p>
          </table:table-cell>
          <table:table-cell office:value-type="string">
            <text:p>Jeani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Armelle Cizeron</text:p>
          </table:table-cell>
          <table:table-cell office:value-type="string">
            <text:p>10 févr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rie-Laure Pargala</text:p>
          </table:table-cell>
          <table:table-cell office:value-type="string">
            <text:p>19 janvier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Isabelle Paulin</text:p>
          </table:table-cell>
          <table:table-cell office:value-type="string">
            <text:p>2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rtier</text:p>
          </table:table-cell>
          <table:table-cell office:value-type="string">
            <text:p>Jérôm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stine Ducharne Vujic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Aïss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Hab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mbert</text:p>
          </table:table-cell>
          <table:table-cell office:value-type="string">
            <text:p>Jérôme</text:p>
          </table:table-cell>
          <table:table-cell office:value-type="string">
            <text:p>Parti socialist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ources ouvertes</text:p>
          </table:table-cell>
          <table:table-cell office:value-type="string">
            <text:p>Hayet Lamber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éraldine Jérô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Bourdier</text:p>
          </table:table-cell>
          <table:table-cell office:value-type="string">
            <text:p>?</text:p>
          </table:table-cell>
          <table:table-cell office:value-type="string">
            <text:p>? </text:p>
          </table:table-cell>
          <table:table-cell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ueyo</text:p>
          </table:table-cell>
          <table:table-cell office:value-type="string">
            <text:p>Joaqui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ncent VAN DER LINDE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Thomas Le Biha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therine Gallerand</text:p>
          </table:table-cell>
          <table:table-cell office:value-type="string">
            <text:p>?</text:p>
          </table:table-cell>
          <table:table-cell office:value-type="string">
            <text:p>? (20h par mois)</text:p>
          </table:table-cell>
          <table:table-cell office:value-type="string">
            <text:p>Non</text:p>
          </table:table-cell>
          <table:table-cell/>
          <table:table-cell office:value-type="string">
            <text:p>Chantal Jourdan</text:p>
          </table:table-cell>
          <table:table-cell office:value-type="string">
            <text:p>?</text:p>
          </table:table-cell>
          <table:table-cell office:value-type="string">
            <text:p>? (38h par mois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Patricia Gautier</text:p>
          </table:table-cell>
          <table:table-cell office:value-type="string">
            <text:p>?</text:p>
          </table:table-cell>
          <table:table-cell office:value-type="string">
            <text:p>? (29h par mois)</text:p>
          </table:table-cell>
          <table:table-cell office:value-type="string">
            <text:p>Non</text:p>
          </table:table-cell>
          <table:table-cell/>
          <table:table-cell office:value-type="string">
            <text:p>Guilin</text:p>
          </table:table-cell>
          <table:table-cell office:value-type="string">
            <text:p>?</text:p>
          </table:table-cell>
          <table:table-cell office:value-type="string">
            <text:p>? (21,67h par mois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iraud</text:p>
          </table:table-cell>
          <table:table-cell office:value-type="string">
            <text:p>Joë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Claire Bouchet</text:p>
          </table:table-cell>
          <table:table-cell office:value-type="string">
            <text:p>sept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ysiane Lacaud</text:p>
          </table:table-cell>
          <table:table-cell office:value-type="string">
            <text:p>septembre 200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alérie Rossi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ly Soumare</text:p>
          </table:table-cell>
          <table:table-cell office:value-type="string">
            <text:p>Janvier 2005 (3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uillier</text:p>
          </table:table-cell>
          <table:table-cell office:value-type="string">
            <text:p>J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ain Thia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Hug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ouda Farh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Barruel-Bruss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ahuaitu</text:p>
          </table:table-cell>
          <table:table-cell office:value-type="string">
            <text:p>Jon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ddy Apuarii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iana Oopa</text:p>
          </table:table-cell>
          <table:table-cell office:value-type="string">
            <text:p>juillet 2012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Emélie Pahuiri</text:p>
          </table:table-cell>
          <table:table-cell office:value-type="string">
            <text:p>juillet 2013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Pascale Haiti</text:p>
          </table:table-cell>
          <table:table-cell office:value-type="string">
            <text:p>octobre 2014</text:p>
          </table:table-cell>
          <table:table-cell office:value-type="string">
            <text:p>Circonscription (33%)</text:p>
          </table:table-cell>
          <table:table-cell office:value-type="string">
            <text:p>Non</text:p>
          </table:table-cell>
          <table:table-cell/>
          <table:table-cell office:value-type="string">
            <text:p>Ivana Tihoni-Tahuiaitu</text:p>
          </table:table-cell>
          <table:table-cell office:value-type="string">
            <text:p>de novembre 2013 à janvier 2014, puis depuis juin 2014</text:p>
          </table:table-cell>
          <table:table-cell office:value-type="string">
            <text:p>Circonscription (33%)</text:p>
          </table:table-cell>
          <table:table-cell office:value-type="string">
            <text:p>Belle-sœur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ons</text:p>
          </table:table-cell>
          <table:table-cell office:value-type="string">
            <text:p>Josett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gali Ba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i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indy Hoar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ommaruga</text:p>
          </table:table-cell>
          <table:table-cell office:value-type="string">
            <text:p>Ju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Boris Res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ène Jouangu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ubert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Michel Caban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ecaud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Rackelboom-No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bert Tranch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reille Rich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ive</text:p>
          </table:table-cell>
          <table:table-cell office:value-type="string">
            <text:p>Jul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Moreau</text:p>
          </table:table-cell>
          <table:table-cell office:value-type="string">
            <text:p>mars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ptiste Piekacz</text:p>
          </table:table-cell>
          <table:table-cell office:value-type="string">
            <text:p>mars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Valentine Serino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ntoine Lessard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ichael N'Zonzi</text:p>
          </table:table-cell>
          <table:table-cell office:value-type="string">
            <text:p>déc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rif</text:p>
          </table:table-cell>
          <table:table-cell office:value-type="string">
            <text:p>Kad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ecile Bisson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ierre Ang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 Arif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Vigu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rger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kaël Guitt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ch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José Alle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Legro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aniel</text:p>
          </table:table-cell>
          <table:table-cell office:value-type="string">
            <text:p>Ka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arlène Barb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in Lechat-B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hilippe A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 Dur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ziane-Laroussi</text:p>
          </table:table-cell>
          <table:table-cell office:value-type="string">
            <text:p>Kheir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Paup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es Meil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Ra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esquida</text:p>
          </table:table-cell>
          <table:table-cell office:value-type="string">
            <text:p>Kléb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Couderc-Mone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tine Virenque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yll Vignal (fille du député Patrick Vignal)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 La Raudière</text:p>
          </table:table-cell>
          <table:table-cell office:value-type="string">
            <text:p>Lau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ubert de La Raudière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Virginie de Rain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Sophie Houdy-Den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Hallou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Abeille</text:p>
          </table:table-cell>
          <table:table-cell office:value-type="string">
            <text:p>Laurenc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Zoé Puype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ne Ibba</text:p>
          </table:table-cell>
          <table:table-cell office:value-type="string">
            <text:p>1er 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smine Bouzenad</text:p>
          </table:table-cell>
          <table:table-cell office:value-type="string">
            <text:p>18 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rribagé</text:p>
          </table:table-cell>
          <table:table-cell office:value-type="string">
            <text:p>Lauren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hristophe Calmann-Lév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Rault-Wi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lande Motilv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Ange Roussel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mont</text:p>
          </table:table-cell>
          <table:table-cell office:value-type="string">
            <text:p>Lauren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alérie Scognamigl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Le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le Jardin-Pay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ael Dupu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rénice Victoire-Fér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umel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Guibard</text:p>
          </table:table-cell>
          <table:table-cell office:value-type="string">
            <text:p>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ina Reig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éronique Paisan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thala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lorence Raulet-San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a Moussaoui-Brahim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gallaix</text:p>
          </table:table-cell>
          <table:table-cell office:value-type="string">
            <text:p>Laurent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Pauline Ledru</text:p>
          </table:table-cell>
          <table:table-cell office:value-type="string">
            <text:p>septem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afik Mokrane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Noël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urst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 Biehl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dège Heiligenstein</text:p>
          </table:table-cell>
          <table:table-cell office:value-type="string">
            <text:p>nov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ric de la Fouchardière</text:p>
          </table:table-cell>
          <table:table-cell office:value-type="string">
            <text:p>janvier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randguillaume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Lomb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Ferri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Petr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 Albrech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alinowski</text:p>
          </table:table-cell>
          <table:table-cell office:value-type="string">
            <text:p>Laur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Christophe Kinne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 Rosenkran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Dolic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cangeli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ulia Sere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liane Fadd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Mondolo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Louis C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Wauquiez</text:p>
          </table:table-cell>
          <table:table-cell office:value-type="string">
            <text:p>Laur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yriam Vocans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ia Goud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 Charr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Sab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ane Reihania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urjade</text:p>
          </table:table-cell>
          <table:table-cell office:value-type="string">
            <text:p>Lind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Laura Bessières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c Gauch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ardy</text:p>
          </table:table-cell>
          <table:table-cell office:value-type="string">
            <text:p>Lio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nne-Marie Bouc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rovenz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ce Lacou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mar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uca</text:p>
          </table:table-cell>
          <table:table-cell office:value-type="string">
            <text:p>Lionn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el U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e Zatta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neviève Sal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Varg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ssica Saurel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lot</text:p>
          </table:table-cell>
          <table:table-cell office:value-type="string">
            <text:p>Lu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ançois Benoi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Fi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ony Emeri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eline Karampourni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tel</text:p>
          </table:table-cell>
          <table:table-cell office:value-type="string">
            <text:p>Lu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drien Guen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ire Bar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Rom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Par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Blou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omas Kolb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ne</text:p>
          </table:table-cell>
          <table:table-cell office:value-type="string">
            <text:p>Luc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loïse Mar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Bo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igue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ce Bourka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ousteau</text:p>
          </table:table-cell>
          <table:table-cell office:value-type="string">
            <text:p>Luc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got Le Morv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Nad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a Barbo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ampa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gauchy</text:p>
          </table:table-cell>
          <table:table-cell office:value-type="string">
            <text:p>Luc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Danielle Carl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Pierre Va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eresa Domin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ine Li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Morelle Hanry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ge</text:p>
          </table:table-cell>
          <table:table-cell office:value-type="string">
            <text:p>Main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France Duroch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Teriitaumih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ervé Lallemant-Mo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phaël La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tih</text:p>
          </table:table-cell>
          <table:table-cell office:value-type="string">
            <text:p>Male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oubna Méliane-Caille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ctoria Alverg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fia Rafaï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alls</text:p>
          </table:table-cell>
          <table:table-cell office:value-type="string">
            <text:p>Manu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rlos Da Silv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uliette Nuti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lez</text:p>
          </table:table-cell>
          <table:table-cell office:value-type="string">
            <text:p>Marc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Stéphanie R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elbrou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Frackowia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ancina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tricia Mahu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Comb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éborah Asso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ua</text:p>
          </table:table-cell>
          <table:table-cell office:value-type="string">
            <text:p>Marc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William Tissandier</text:p>
          </table:table-cell>
          <table:table-cell office:value-type="float" office:value="2013">
            <text:p>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Lucile Guiber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ffine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Thomas Harto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stine Rouss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Houdemon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Fur</text:p>
          </table:table-cell>
          <table:table-cell office:value-type="string">
            <text:p>Marc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orentin Le Fu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Béatrice Boulan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brice 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Sallier-Dup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aubresse</text:p>
          </table:table-cell>
          <table:table-cell office:value-type="string">
            <text:p>Marc-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Brigitte Astruc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Alexandre Astruc</text:p>
          </table:table-cell>
          <table:table-cell table:number-columns-repeated="2" office:value-type="string">
            <text:p>?</text:p>
          </table:table-cell>
          <table:table-cell office:value-type="string">
            <text:p>Beau-fils</text:p>
          </table:table-cell>
          <table:table-cell table:number-columns-repeated="31"/>
          <table:table-cell table:number-columns-repeated="2"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Bonnot</text:p>
          </table:table-cell>
          <table:table-cell office:value-type="string">
            <text:p>Marc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ichèle Par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Chal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Carl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gemont</text:p>
          </table:table-cell>
          <table:table-cell office:value-type="string">
            <text:p>Marc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Ludovic Coulombel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Pierre-Yves Olliv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Marie-Joseph Faye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Hélène Rougier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bois</text:p>
          </table:table-cell>
          <table:table-cell office:value-type="string">
            <text:p>Marian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Prieu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Marie-Françoise Fautrat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?</text:p>
          </table:table-cell>
          <table:table-cell/>
          <table:table-cell office:value-type="string">
            <text:p>Hervé Bonnin</text:p>
          </table:table-cell>
          <table:table-cell office:value-type="string">
            <text:p>?</text:p>
          </table:table-cell>
          <table:table-cell office:value-type="string">
            <text:p>Circonscription + Assemblée</text:p>
          </table:table-cell>
          <table:table-cell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Vern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abin Jouqu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de Fov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Roul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Aul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écalde</text:p>
          </table:table-cell>
          <table:table-cell office:value-type="string">
            <text:p>Ma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de Const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F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ola Cloué-So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nthia Tar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pdelaine</text:p>
          </table:table-cell>
          <table:table-cell office:value-type="string">
            <text:p>Marie-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ierre Morin</text:p>
          </table:table-cell>
          <table:table-cell office:value-type="string">
            <text:p>septembre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Ammirati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uhammed Tokmak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lotti</text:p>
          </table:table-cell>
          <table:table-cell office:value-type="string">
            <text:p>Marie-Arlett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ierre Mo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Ammira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uhammed Tokmak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alloz</text:p>
          </table:table-cell>
          <table:table-cell office:value-type="string">
            <text:p>Marie-Christ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Elodie LEYGNAT PAUTI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èle DORCHIES</text:p>
          </table:table-cell>
          <table:table-cell office:value-type="string">
            <text:p>octobre 2010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Sébastien Bonjour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chtel</text:p>
          </table:table-cell>
          <table:table-cell office:value-type="string">
            <text:p>Marie-Françoise</text:p>
          </table:table-cell>
          <table:table-cell office:value-type="string">
            <text:p>Parti radical de gauch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ichèle Dorchi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Ley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Bonjou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ynald Hottegind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lergeau</text:p>
          </table:table-cell>
          <table:table-cell office:value-type="string">
            <text:p>Marie-Franço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Florence Clergeau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uffet</text:p>
          </table:table-cell>
          <table:table-cell office:value-type="string">
            <text:p>Marie-Georg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Olivier Chat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lerg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zi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Gauché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bre</text:p>
          </table:table-cell>
          <table:table-cell office:value-type="string">
            <text:p>Marie-Hélè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Isabelle Monteil-Delpla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Di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Malaqu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Zimmermann</text:p>
          </table:table-cell>
          <table:table-cell office:value-type="string">
            <text:p>Marie-Jo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Jessica Bene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u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enry-Labo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land Zimmermann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essica Norm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ian Mellinger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Reynaud</text:p>
          </table:table-cell>
          <table:table-cell office:value-type="string">
            <text:p>Marie-L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anne Jeandidier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Pascaline Banchereau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Catherine Khamvongsa</text:p>
          </table:table-cell>
          <table:table-cell office:value-type="string">
            <text:p>1er juillet 2007</text:p>
          </table:table-cell>
          <table:table-cell office:value-type="string">
            <text:p>Circonscription</text:p>
          </table:table-cell>
          <table:table-cell office:value-type="string">
            <text:p>Sœur</text:p>
          </table:table-cell>
          <table:table-cell/>
          <table:table-cell office:value-type="string">
            <text:p>Jérôme Petit</text:p>
          </table:table-cell>
          <table:table-cell office:value-type="string">
            <text:p>1er 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Marcel</text:p>
          </table:table-cell>
          <table:table-cell office:value-type="string">
            <text:p>Marie-Lo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cile Boullet-Laumo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elport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rt</text:p>
          </table:table-cell>
          <table:table-cell office:value-type="string">
            <text:p>Marie-Louis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ierre-Louis For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Dominique B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Al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laire Bavier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Battistel</text:p>
          </table:table-cell>
          <table:table-cell office:value-type="string">
            <text:p>Marie-Noël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Edouard Santais (fils de la députée Béatrice Santais)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adège Pon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Li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rothée Co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an Ra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gathe Arsenne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uillé</text:p>
          </table:table-cell>
          <table:table-cell office:value-type="string">
            <text:p>Marie-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Cott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Boisard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Roy</text:p>
          </table:table-cell>
          <table:table-cell office:value-type="string">
            <text:p>Marie-Thérè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lain Tang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on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ée Fil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aramanli</text:p>
          </table:table-cell>
          <table:table-cell office:value-type="string">
            <text:p>Mariett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Elsho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hatonna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elphine Frog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ucie Pi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enier</text:p>
          </table:table-cell>
          <table:table-cell office:value-type="string">
            <text:p>Marin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iulia Car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Rebeu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Mat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Fazincan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échal-Le Pen</text:p>
          </table:table-cell>
          <table:table-cell office:value-type="string">
            <text:p>Marion</text:p>
          </table:table-cell>
          <table:table-cell office:value-type="string">
            <text:p>Front national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rnaud Haut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mi Ra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Lop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ddier</text:p>
          </table:table-cell>
          <table:table-cell office:value-type="string">
            <text:p>Marti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téphanie DELACQUIS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elphine Metz</text:p>
          </table:table-cell>
          <table:table-cell office:value-type="float" office:value="2011">
            <text:p>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Hamel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rillon-Couvreur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ophe Warnant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érôme Mo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angère Malanda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Fleu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Bourcerea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ure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Berg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Bru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a Lestringuez-Lecha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ignières-Cassou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Karine Feugas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Sylvie Grépin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Laëtitia Redon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tinel</text:p>
          </table:table-cell>
          <table:table-cell office:value-type="string">
            <text:p>Mart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el Martinel</text:p>
          </table:table-cell>
          <table:table-cell table:number-columns-repeated="2" office:value-type="string">
            <text:p>?</text:p>
          </table:table-cell>
          <table:table-cell office:value-type="string">
            <text:p>Epoux</text:p>
          </table:table-cell>
          <table:table-cell/>
          <table:table-cell office:value-type="string">
            <text:p>Jérôme He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Desgu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orie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branchu</text:p>
          </table:table-cell>
          <table:table-cell office:value-type="string">
            <text:p>Marylis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Garnier</text:p>
          </table:table-cell>
          <table:table-cell office:value-type="float" office:value="2004">
            <text:p>2004</text:p>
          </table:table-cell>
          <table:table-cell office:value-type="string">
            <text:p>Circonscription (3/5e)</text:p>
          </table:table-cell>
          <table:table-cell office:value-type="string">
            <text:p>Non</text:p>
          </table:table-cell>
          <table:table-cell/>
          <table:table-cell office:value-type="string">
            <text:p>Alban Le Roux</text:p>
          </table:table-cell>
          <table:table-cell office:value-type="float" office:value="2010">
            <text:p>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érald Sauvageot</text:p>
          </table:table-cell>
          <table:table-cell office:value-type="string">
            <text:p>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 Housset</text:p>
          </table:table-cell>
          <table:table-cell office:value-type="string">
            <text:p>mai 2016</text:p>
          </table:table-cell>
          <table:table-cell office:value-type="string">
            <text:p>Assemblée (1/7e)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notin</text:p>
          </table:table-cell>
          <table:table-cell office:value-type="string">
            <text:p>Mathieu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drien Delacro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lyne Cos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entin Dupre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Olivier</text:p>
          </table:table-cell>
          <table:table-cell office:value-type="string">
            <text:p>M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Ros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Caradec-Perer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zim Mekarbec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roy</text:p>
          </table:table-cell>
          <table:table-cell office:value-type="string">
            <text:p>Mauric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Jaklin Karbi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Cal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ine Her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bib</text:p>
          </table:table-cell>
          <table:table-cell office:value-type="string">
            <text:p>Meyer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Myriam Lagard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de Mirochesdj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na Coh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Aswa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sto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KLETHI</text:p>
          </table:table-cell>
          <table:table-cell office:value-type="string">
            <text:p>1 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main KIRCHDORFER</text:p>
          </table:table-cell>
          <table:table-cell office:value-type="string">
            <text:p>1 févr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égory VAILLANT</text:p>
          </table:table-cell>
          <table:table-cell office:value-type="string">
            <text:p>4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Quentin MOLINIER</text:p>
          </table:table-cell>
          <table:table-cell office:value-type="string">
            <text:p>1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Thibault CHARLET</text:p>
          </table:table-cell>
          <table:table-cell office:value-type="string">
            <text:p>2 nov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ançaix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Véronique Françaix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tte Fragn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nza Fres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lham Allam-A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eda Toune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Heinrich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Mich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velyne Pathou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érèse Hurt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erbillo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Capitan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Mari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Issindou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Pier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izic Loquet-Naë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Giglio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fai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élie Doll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Podev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Meu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ine Dautrich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table:number-columns-repeated="20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sag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ège Langl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 Dubuet-Rou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ptiste Le M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de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iebgott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Desvignes</text:p>
          </table:table-cell>
          <table:table-cell office:value-type="string">
            <text:p>2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Rébecca Neisse</text:p>
          </table:table-cell>
          <table:table-cell office:value-type="string">
            <text:p>1 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oncetta Riggio</text:p>
          </table:table-cell>
          <table:table-cell office:value-type="string">
            <text:p>1 juillet 1997</text:p>
          </table:table-cell>
          <table:table-cell office:value-type="string">
            <text:p>Circonscription</text:p>
          </table:table-cell>
          <table:table-cell office:value-type="string">
            <text:p>Compagn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énard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atherine Lebret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Regent-Pennuen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Jocelyn Bu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alie Vrign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ajon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Fouch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Vernhes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iron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Eric Touro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Maryvonne Martin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Yaël-July Nahon</text:p>
          </table:table-cell>
          <table:table-cell office:value-type="string">
            <text:p>décembre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ylvie Charr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uzol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oann Simboise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Laur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bourg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ordi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Hyacinte Fran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Sord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xime Beltzu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Coudereau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errot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Isabelle BORIE</text:p>
          </table:table-cell>
          <table:table-cell office:value-type="string">
            <text:p>septembre 199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k Furness</text:p>
          </table:table-cell>
          <table:table-cell office:value-type="string">
            <text:p>juin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rescence Toko</text:p>
          </table:table-cell>
          <table:table-cell office:value-type="string">
            <text:p>2012 (avec interruption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auzelle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xime Georges</text:p>
          </table:table-cell>
          <table:table-cell office:value-type="string">
            <text:p>janvier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rien Vincentelli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ergnier</text:p>
          </table:table-cell>
          <table:table-cell office:value-type="string">
            <text:p>Miche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ie Marchand</text:p>
          </table:table-cell>
          <table:table-cell office:value-type="string">
            <text:p>juin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tienne Maury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e Tissier</text:p>
          </table:table-cell>
          <table:table-cell office:value-type="string">
            <text:p>novembre 2014</text:p>
          </table:table-cell>
          <table:table-cell office:value-type="string">
            <text:p>Assemblée (40%)</text:p>
          </table:table-cell>
          <table:table-cell office:value-type="string">
            <text:p>Non</text:p>
          </table:table-cell>
          <table:table-cell/>
          <table:table-cell office:value-type="string">
            <text:p>Martine Laporte</text:p>
          </table:table-cell>
          <table:table-cell office:value-type="string">
            <text:p>juillet 2012</text:p>
          </table:table-cell>
          <table:table-cell office:value-type="string">
            <text:p>Circonscription (20%)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Joëlle Penot</text:p>
          </table:table-cell>
          <table:table-cell office:value-type="string">
            <text:p>mars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Cadran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oisin</text:p>
          </table:table-cell>
          <table:table-cell office:value-type="string">
            <text:p>Miche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Jean-Luc Ors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Jean Chanu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Nelly Sallet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Gérard Duc</text:p>
          </table:table-cell>
          <table:table-cell table:number-columns-repeated="2" office:value-type="string">
            <text:p>?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Zumkeller</text:p>
          </table:table-cell>
          <table:table-cell office:value-type="string">
            <text:p>Michel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laire Ligier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etitia Guilbert</text:p>
          </table:table-cell>
          <table:table-cell office:value-type="float" office:value="2007">
            <text:p>200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Romuald Roicomt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nneton</text:p>
          </table:table-cell>
          <table:table-cell office:value-type="string">
            <text:p>Michèle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Jacques Toubhan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n Math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Go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Bey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Lehnebach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launay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ie-Anne MALGOUYRES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Emma Laroch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cagne</text:p>
          </table:table-cell>
          <table:table-cell office:value-type="string">
            <text:p>janvier 201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urnier-Armand</text:p>
          </table:table-cell>
          <table:table-cell office:value-type="string">
            <text:p>Michè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David Fourn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Isam Ifghallal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Valérie Franc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H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abarot</text:p>
          </table:table-cell>
          <table:table-cell office:value-type="string">
            <text:p>Michè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Philippe Tabarot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Frank Mezzasom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i Blard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Marc Macari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mmanuel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Iborra</text:p>
          </table:table-cell>
          <table:table-cell office:value-type="string">
            <text:p>Monique</text:p>
          </table:table-cell>
          <table:table-cell office:value-type="string">
            <text:p>Non rattaché(s)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Sophie Iborra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Marie Vanderchmit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Van de Kee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Tols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Orphé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elinda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Béli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Jeanne Caz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edon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abin</text:p>
          </table:table-cell>
          <table:table-cell office:value-type="string">
            <text:p>M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arah CAQUINEAU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Pascale CONDETT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inda LEMOIN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iphaine POTIRON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lutélé</text:p>
          </table:table-cell>
          <table:table-cell office:value-type="string">
            <text:p>Napo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Olivier Cast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Goepf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aleneo Moefan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enelosa Kanimoa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ppéré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lien Clément-Diard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ia Bource</text:p>
          </table:table-cell>
          <table:table-cell office:value-type="string">
            <text:p>mai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abanne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éronique Tauz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el Minvielle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Serge Soulan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oufik Khali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osciusko-Morizet</text:p>
          </table:table-cell>
          <table:table-cell office:value-type="string">
            <text:p>Nathal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Mar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a Laurentjoy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ophe Lys-Sep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Nieson</text:p>
          </table:table-cell>
          <table:table-cell office:value-type="string">
            <text:p>Nathal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lara-Lou LAGARDE</text:p>
          </table:table-cell>
          <table:table-cell office:value-type="string">
            <text:p>avril 2016</text:p>
          </table:table-cell>
          <table:table-cell office:value-type="string">
            <text:p>Assemblée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Daniel SABAS</text:p>
          </table:table-cell>
          <table:table-cell office:value-type="string">
            <text:p>avril 2014</text:p>
          </table:table-cell>
          <table:table-cell office:value-type="string">
            <text:p>Circonscription (temps partiel)</text:p>
          </table:table-cell>
          <table:table-cell office:value-type="string">
            <text:p>Non</text:p>
          </table:table-cell>
          <table:table-cell/>
          <table:table-cell office:value-type="string">
            <text:p>Isabelle Pagan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Roger Collet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ys</text:p>
          </table:table-cell>
          <table:table-cell office:value-type="string">
            <text:p>Nicola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Jean-Paul Pelinsk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Belv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rah Kosio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gor Salomo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huicq</text:p>
          </table:table-cell>
          <table:table-cell office:value-type="string">
            <text:p>Nicola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therine Dhuicq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émence Philipp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ël Grosmai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Nicola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upont-Aignan</text:p>
          </table:table-cell>
          <table:table-cell office:value-type="string">
            <text:p>Nicolas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Valérie Dupont-Aignan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aëlle Mel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Daka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Sansu</text:p>
          </table:table-cell>
          <table:table-cell office:value-type="string">
            <text:p>Nicolas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ite Assemblée nationale</text:p>
          </table:table-cell>
          <table:table-cell office:value-type="string">
            <text:p>Jean-Michel Guerineau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Mounire Lyam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Jacques Bouj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trand Tiss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meline</text:p>
          </table:table-cell>
          <table:table-cell office:value-type="string">
            <text:p>Nicol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Mathie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organe Boiss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mère</text:p>
          </table:table-cell>
          <table:table-cell office:value-type="string">
            <text:p>Noël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Jean-François Cass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k Farbia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aure Fabre-Nadl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lde Julié-V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Le Ga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ugues</text:p>
          </table:table-cell>
          <table:table-cell office:value-type="string">
            <text:p>Odi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nnette Dermain</text:p>
          </table:table-cell>
          <table:table-cell office:value-type="string">
            <text:p>octobre 199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udibert Troin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athalie Greff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ali Buchsbau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éatrice Poinsign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Olivier Chaussad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ré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Remiger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Loeill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assault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Olivier Paccau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ylaine Capgr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Chantep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Hack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ggy Leg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Bernard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ssopt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scaline Deygas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xime Sauvage</text:p>
          </table:table-cell>
          <table:table-cell office:value-type="string">
            <text:p>octo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atthieu Jouvet</text:p>
          </table:table-cell>
          <table:table-cell office:value-type="string">
            <text:p>janvier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lorni</text:p>
          </table:table-cell>
          <table:table-cell office:value-type="string">
            <text:p>Olivier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Sébastien ARZALIER</text:p>
          </table:table-cell>
          <table:table-cell office:value-type="string">
            <text:p>1er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téphanie Costa</text:p>
          </table:table-cell>
          <table:table-cell office:value-type="string">
            <text:p>1er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SAINTHERAND</text:p>
          </table:table-cell>
          <table:table-cell office:value-type="string">
            <text:p>1er 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ure</text:p>
          </table:table-cell>
          <table:table-cell office:value-type="string">
            <text:p>Olivier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téphanie Le Meur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mandine Janiaud-Vergnaud</text:p>
          </table:table-cell>
          <table:table-cell office:value-type="string">
            <text:p>févr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leix</text:p>
          </table:table-cell>
          <table:table-cell office:value-type="string">
            <text:p>Oli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ud Dugourd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rnaud Marignier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ence Henri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élanie Renault</text:p>
          </table:table-cell>
          <table:table-cell office:value-type="string">
            <text:p>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Zanetti</text:p>
          </table:table-cell>
          <table:table-cell office:value-type="string">
            <text:p>Paol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Hacen BOURNIN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oëlle BOROWSKI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Alexandrine Brack</text:p>
          </table:table-cell>
          <table:table-cell office:value-type="string">
            <text:p>nov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herki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Gilbert Cuz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ine Bouabb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Regradj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guilhem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Frédéric Dupu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H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wennaëlle Pouvare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marth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Demarthe</text:p>
          </table:table-cell>
          <table:table-cell office:value-type="string">
            <text:p>octobre 2016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/>
          <table:table-cell office:value-type="string">
            <text:p>Yasmina Gaham</text:p>
          </table:table-cell>
          <table:table-cell office:value-type="string">
            <text:p>octobre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Xavier Riffaudeau</text:p>
          </table:table-cell>
          <table:table-cell office:value-type="string">
            <text:p>octo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loé Tence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opelin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Sylvia Autissier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ugénie Friess-Popelin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/>
          <table:table-cell office:value-type="string">
            <text:p>Bernadette Piron-Renaul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errasse</text:p>
          </table:table-cell>
          <table:table-cell office:value-type="string">
            <text:p>Pasca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rginie de Sim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Dol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Gaude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Surr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y F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rnaud Vernet</text:p>
          </table:table-cell>
          <table:table-cell table:number-columns-repeated="3" office:value-type="string">
            <text:p>?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hévenot</text:p>
          </table:table-cell>
          <table:table-cell office:value-type="string">
            <text:p>Pasca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lix Darc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Faré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rozon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édéric Piriou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tiha Farah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Sultan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elouka Hadj Mimoune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t</text:p>
          </table:table-cell>
          <table:table-cell office:value-type="string">
            <text:p>Pascal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hu Minh Nguye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 Drui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Ho Din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rvalho</text:p>
          </table:table-cell>
          <table:table-cell office:value-type="string">
            <text:p>Patrice</text:p>
          </table:table-cell>
          <table:table-cell office:value-type="string">
            <text:p>Parti communiste français</text:p>
          </table:table-cell>
          <table:table-cell office:value-type="string">
            <text:p>Gauche démocrate et républicaine</text:p>
          </table:table-cell>
          <table:table-cell office:value-type="string">
            <text:p>Sources ouvertes</text:p>
          </table:table-cell>
          <table:table-cell office:value-type="string">
            <text:p>Dominique Carvalho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Jacques Desmoul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ssan Fasseh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artin-Laland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Nicolas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Farida Martin-Laland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Virginie Lem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douard Vielfaul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Prat</text:p>
          </table:table-cell>
          <table:table-cell office:value-type="string">
            <text:p>Patric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urélien Barbé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lorian De Vivo</text:p>
          </table:table-cell>
          <table:table-cell office:value-type="string">
            <text:p>septembre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ébastien Pellier</text:p>
          </table:table-cell>
          <table:table-cell office:value-type="string">
            <text:p>nov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erchère</text:p>
          </table:table-cell>
          <table:table-cell office:value-type="string">
            <text:p>Patric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Paul Esnault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éline Ducros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rédérique Thomasson</text:p>
          </table:table-cell>
          <table:table-cell office:value-type="float" office:value="2007">
            <text:p>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dam</text:p>
          </table:table-cell>
          <table:table-cell office:value-type="string">
            <text:p>Patricia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Salam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nda Loch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uel Maniv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uzy Vailla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xel Nico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non Poir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Quistini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lkany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bna Flament</text:p>
          </table:table-cell>
          <table:table-cell office:value-type="string">
            <text:p>28 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ngrid Desmedt</text:p>
          </table:table-cell>
          <table:table-cell office:value-type="string">
            <text:p>1er 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loch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broise Solom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phanie Bounio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anette Diraseogl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mia Adgharouaman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vedjian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andrine Le Morvan</text:p>
          </table:table-cell>
          <table:table-cell office:value-type="string">
            <text:p>mars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ophie DEVEDJIAN</text:p>
          </table:table-cell>
          <table:table-cell office:value-type="string">
            <text:p>Novembre 1995 (hors périodes ministérielles)</text:p>
          </table:table-cell>
          <table:table-cell office:value-type="string">
            <text:p>Circonscription</text:p>
          </table:table-cell>
          <table:table-cell office:value-type="string">
            <text:p>Femme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Hetzel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Le Chenade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Lozit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Rieff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Holderith-Weis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baune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lène Mourier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éline Croz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Yoann P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Marl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breton</text:p>
          </table:table-cell>
          <table:table-cell office:value-type="string">
            <text:p>Patrick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Etienne Cheron</text:p>
          </table:table-cell>
          <table:table-cell office:value-type="float" office:value="2007">
            <text:p>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Fabrice Lebon</text:p>
          </table:table-cell>
          <table:table-cell office:value-type="float" office:value="2015">
            <text:p>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masle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ylvie Aba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ore Delo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dette Mass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ëtitia Roug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ennucci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égis Corréard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ssera Benmarnia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Valérie Botton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Osman Maachi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Ollier</text:p>
          </table:table-cell>
          <table:table-cell office:value-type="string">
            <text:p>Patr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Denis Gabri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Bors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Marc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ébastien Ollier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Philippe Bellar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Vignal</text:p>
          </table:table-cell>
          <table:table-cell office:value-type="string">
            <text:p>Patr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Philippe Che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adila Icho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yll Vigna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Weiten</text:p>
          </table:table-cell>
          <table:table-cell office:value-type="string">
            <text:p>Patrick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Laurette Sapin</text:p>
          </table:table-cell>
          <table:table-cell office:value-type="string">
            <text:p>1er 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Hurstel</text:p>
          </table:table-cell>
          <table:table-cell office:value-type="string">
            <text:p>1er juin 2016 (mi-temps)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Gilles Adam</text:p>
          </table:table-cell>
          <table:table-cell office:value-type="string">
            <text:p>1er juin 2016 (25 %)</text:p>
          </table:table-cell>
          <table:table-cell office:value-type="string">
            <text:p>Circonscription + Assemblée (25 %)</text:p>
          </table:table-cell>
          <table:table-cell office:value-type="string">
            <text:p>Non</text:p>
          </table:table-cell>
          <table:table-cell/>
          <table:table-cell office:value-type="string">
            <text:p>Aurélie Weiten-Monelle</text:p>
          </table:table-cell>
          <table:table-cell office:value-type="string">
            <text:p>1er juin 2016 (25 %)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iacobbi</text:p>
          </table:table-cell>
          <table:table-cell office:value-type="string">
            <text:p>Paul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Vanessa Fam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Marie Vignon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olac</text:p>
          </table:table-cell>
          <table:table-cell office:value-type="string">
            <text:p>Paul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hristophe Nayl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el Simon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len</text:p>
          </table:table-cell>
          <table:table-cell office:value-type="string">
            <text:p>Paul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arole Feli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Choss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die Tremble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la Cecolta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rdery</text:p>
          </table:table-cell>
          <table:table-cell office:value-type="string">
            <text:p>Philip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Fou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Mazz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nessa Gondouin-Hauste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u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édric Cost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exandre Ghanem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Legr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e Dubois-Lassèg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a Paul-Zamou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ies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enaud FAUSSER</text:p>
          </table:table-cell>
          <table:table-cell office:value-type="string">
            <text:p>1er juillet 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Baptiste MATHIEU</text:p>
          </table:table-cell>
          <table:table-cell office:value-type="string">
            <text:p>7 janvier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atherine LAGUTERE</text:p>
          </table:table-cell>
          <table:table-cell office:value-type="string">
            <text:p>20 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iand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Bruno Lavill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ël Pel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édéric Augi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chet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Laetitia Coche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Eva Doressa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Then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ouc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bd El Hakim Hssi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élanie Mod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lek Scal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ne Noël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r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ves Marqu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ylvie Bez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rlotte Leroy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lliot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Jérémy Haddad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Laure Laustriat</text:p>
          </table:table-cell>
          <table:table-cell office:value-type="string">
            <text:p>1er avril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isèle Dedieu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athalie Folliot</text:p>
          </table:table-cell>
          <table:table-cell office:value-type="string">
            <text:p>2003 (en cours de rupture conventionnelle)</text:p>
          </table:table-cell>
          <table:table-cell office:value-type="string">
            <text:p>Circonscription</text:p>
          </table:table-cell>
          <table:table-cell office:value-type="string">
            <text:p>Ex-femm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Gomes</text:p>
          </table:table-cell>
          <table:table-cell office:value-type="string">
            <text:p>Philippe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ston Wadrawan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sseli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Céline Lemouss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élène Tourg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Ferr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Denis-Davi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Quentin Leprevos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uj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Françoise Malass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olaine Cabidoche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ouillon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ylvie Lemat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ellanger-Fab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trice Rigal-Ansou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Kemel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-Paule Bonn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is C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Cuvill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drey Eme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ndra Taill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ck Desmaric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Brandalac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Ray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Gwenn Le Nay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Claudie Le Bohec-Le Floch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Noëlle Debains</text:p>
          </table:table-cell>
          <table:table-cell office:value-type="float" office:value="2012">
            <text:p>2012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Julie Bréger</text:p>
          </table:table-cell>
          <table:table-cell office:value-type="float" office:value="2016">
            <text:p>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ti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andrine Redolfi de 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Darrib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erry San Martin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main Beauch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eunier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Osmo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Constanc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ocelyne Bretones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Naillet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Yann Lowinsk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etitia Hug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ain Cerv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rixie Meyssonn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Nauche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Nadine Bogossi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hamira Kasr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Pequi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 Roch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Noguès</text:p>
          </table:table-cell>
          <table:table-cell office:value-type="string">
            <text:p>Philippe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ymery Bo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arance Bousquin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mille Cour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lisson</text:p>
          </table:table-cell>
          <table:table-cell office:value-type="string">
            <text:p>Philipp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Isabelle VEROT-BESNAULT</text:p>
          </table:table-cell>
          <table:table-cell office:value-type="string">
            <text:p>juillet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ichelle Lacoste</text:p>
          </table:table-cell>
          <table:table-cell office:value-type="string">
            <text:p>juillet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Verrat</text:p>
          </table:table-cell>
          <table:table-cell office:value-type="string">
            <text:p>septembre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gier</text:p>
          </table:table-cell>
          <table:table-cell office:value-type="string">
            <text:p>Philippe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 Honor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ercédès Leg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Bran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nstan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bel-Marie Soullier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Vitel</text:p>
          </table:table-cell>
          <table:table-cell office:value-type="string">
            <text:p>Philipp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role Vitel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Thierry Campu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éronique Gom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Blanc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artin</text:p>
          </table:table-cell>
          <table:table-cell office:value-type="string">
            <text:p>Philippe Armand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Nicolas Dargen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Lecou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Paillard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ylagas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hilippe KERAUFFRET</text:p>
          </table:table-cell>
          <table:table-cell office:value-type="string">
            <text:p>1er 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érôme Coll</text:p>
          </table:table-cell>
          <table:table-cell office:value-type="string">
            <text:p>1er octo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imitri MATKOWSKI</text:p>
          </table:table-cell>
          <table:table-cell office:value-type="string">
            <text:p>1er 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llouch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Mathieu Robiquet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onathan Alessio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quill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andice Lequiller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Julien Aya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nielle Charu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orange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Anne Messœ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igitte Lhuil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Rou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Christine Nic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Vachet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table:number-columns-repeated="4" office:value-type="string">
            <text:p><text:s/>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Morel-A-L'Huissier</text:p>
          </table:table-cell>
          <table:table-cell office:value-type="string">
            <text:p>Pierr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Jean-François Vi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Rouss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Wal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Escuder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ic Lan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May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rélie Bonhomme épouse Romieu</text:p>
          </table:table-cell>
          <table:table-cell table:number-columns-repeated="3" office:value-type="string">
            <text:p>?</text:p>
          </table:table-cell>
          <table:table-cell table:number-columns-repeated="6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ibeaud</text:p>
          </table:table-cell>
          <table:table-cell office:value-type="string">
            <text:p>Pierr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Barthélémy BOUDOT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Bénédicte BESCHER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Graziella DECORPS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uet</text:p>
          </table:table-cell>
          <table:table-cell office:value-type="string">
            <text:p>Pierre-Al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Yannick Muet</text:p>
          </table:table-cell>
          <table:table-cell table:number-columns-repeated="2" office:value-type="string">
            <text:p>?</text:p>
          </table:table-cell>
          <table:table-cell office:value-type="string">
            <text:p>Fils</text:p>
          </table:table-cell>
          <table:table-cell/>
          <table:table-cell office:value-type="string">
            <text:p>Gwenaëlle Bett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Waldteuf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 Borgn'</text:p>
          </table:table-cell>
          <table:table-cell office:value-type="string">
            <text:p>Pierre-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yril Mallet</text:p>
          </table:table-cell>
          <table:table-cell office:value-type="string">
            <text:p>sept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aurent Dechâtre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rothée Bellage</text:p>
          </table:table-cell>
          <table:table-cell office:value-type="string">
            <text:p>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mirshahi</text:p>
          </table:table-cell>
          <table:table-cell office:value-type="string">
            <text:p>Pouria</text:p>
          </table:table-cell>
          <table:table-cell office:value-type="string">
            <text:p>Non rattaché(s)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nna Mélin</text:p>
          </table:table-cell>
          <table:table-cell office:value-type="string">
            <text:p>juin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Soulary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ssia Hebbache</text:p>
          </table:table-cell>
          <table:table-cell office:value-type="string">
            <text:p>nov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ammadi</text:p>
          </table:table-cell>
          <table:table-cell office:value-type="string">
            <text:p>Razzy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oveda Abbe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émy Charpent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rol Yola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ovéda</text:p>
          </table:table-cell>
          <table:table-cell office:value-type="string">
            <text:p>Rég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Léa Damotte-Martinovi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arik Laoua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ominique Vinço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uanico</text:p>
          </table:table-cell>
          <table:table-cell office:value-type="string">
            <text:p>Régi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Françoise COLOMBIER</text:p>
          </table:table-cell>
          <table:table-cell office:value-type="string">
            <text:p>juin 2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ules JOASSARD </text:p>
          </table:table-cell>
          <table:table-cell office:value-type="string">
            <text:p>juin 2007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Isabelle DUMESTRE</text:p>
          </table:table-cell>
          <table:table-cell office:value-type="string">
            <text:p>décem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Pierrick COURBON</text:p>
          </table:table-cell>
          <table:table-cell office:value-type="string">
            <text:p>septembre 2010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latte</text:p>
          </table:table-cell>
          <table:table-cell office:value-type="string">
            <text:p>Rémi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Chantal Delatt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Claire Gauch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Cheva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drien Hugu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Pauvros</text:p>
          </table:table-cell>
          <table:table-cell office:value-type="string">
            <text:p>Rémi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Simon Delann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hlem Megd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line Rougea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Montfor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uquelin</text:p>
          </table:table-cell>
          <table:table-cell office:value-type="string">
            <text:p>Renau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Radhia Desbrosses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Bernard Tante</text:p>
          </table:table-cell>
          <table:table-cell office:value-type="float" office:value="2012">
            <text:p>2012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c Cachard</text:p>
          </table:table-cell>
          <table:table-cell office:value-type="float" office:value="2016">
            <text:p>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sière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ichelle Mary</text:p>
          </table:table-cell>
          <table:table-cell office:value-type="float" office:value="1997">
            <text:p>199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érif Lahouali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incent Paquet</text:p>
          </table:table-cell>
          <table:table-cell office:value-type="float" office:value="2002">
            <text:p>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ck Ludwig</text:p>
          </table:table-cell>
          <table:table-cell office:value-type="float" office:value="2003">
            <text:p>200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uquet</text:p>
          </table:table-cell>
          <table:table-cell office:value-type="string">
            <text:p>René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Jean-Marc Bourj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Rouquet</text:p>
          </table:table-cell>
          <table:table-cell table:number-columns-repeated="2" office:value-type="string">
            <text:p>?</text:p>
          </table:table-cell>
          <table:table-cell office:value-type="string">
            <text:p>Fille</text:p>
          </table:table-cell>
          <table:table-cell/>
          <table:table-cell office:value-type="string">
            <text:p>Emilien Charpant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Ferrand</text:p>
          </table:table-cell>
          <table:table-cell office:value-type="string">
            <text:p>Richard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ann Le Boulanger</text:p>
          </table:table-cell>
          <table:table-cell office:value-type="string">
            <text:p>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izic Kerbrat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Hoel Cumunel</text:p>
          </table:table-cell>
          <table:table-cell office:value-type="string">
            <text:p>octo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Olive</text:p>
          </table:table-cell>
          <table:table-cell office:value-type="string">
            <text:p>Rober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udith Hazan</text:p>
          </table:table-cell>
          <table:table-cell office:value-type="string">
            <text:p>mai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éronique Fourès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Fille</text:p>
          </table:table-cell>
          <table:table-cell/>
          <table:table-cell office:value-type="string">
            <text:p>Joëlle Rumeau</text:p>
          </table:table-cell>
          <table:table-cell office:value-type="string">
            <text:p>mai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ophie Noguès</text:p>
          </table:table-cell>
          <table:table-cell office:value-type="string">
            <text:p>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Schwartzenberg</text:p>
          </table:table-cell>
          <table:table-cell office:value-type="string">
            <text:p>Roger-Gérard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Poiret</text:p>
          </table:table-cell>
          <table:table-cell table:number-columns-repeated="3" office:value-type="string">
            <text:p>?</text:p>
          </table:table-cell>
          <table:table-cell table:number-columns-repeated="36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las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lodie Jaunea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therine Guillou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homas Borel</text:p>
          </table:table-cell>
          <table:table-cell office:value-type="string">
            <text:p>août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oron</text:p>
          </table:table-cell>
          <table:table-cell office:value-type="string">
            <text:p>Roma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Vivien Delo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abine Tirmarc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adjia Ao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lles</text:p>
          </table:table-cell>
          <table:table-cell office:value-type="string">
            <text:p>Rudy</text:p>
          </table:table-cell>
          <table:table-cell office:value-type="string">
            <text:p>Association PSLE - Nouveau Centre</text:p>
          </table:table-cell>
          <table:table-cell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Barbosa</text:p>
          </table:table-cell>
          <table:table-cell office:value-type="string">
            <text:p>1 novembre 2009</text:p>
          </table:table-cell>
          <table:table-cell office:value-type="string">
            <text:p>Circonscription</text:p>
          </table:table-cell>
          <table:table-cell office:value-type="string">
            <text:p>Gendre</text:p>
          </table:table-cell>
          <table:table-cell/>
          <table:table-cell office:value-type="string">
            <text:p>Raja Maoua</text:p>
          </table:table-cell>
          <table:table-cell office:value-type="string">
            <text:p>3 octobre 2011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Lola Diez</text:p>
          </table:table-cell>
          <table:table-cell office:value-type="string">
            <text:p>12 avril 199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ie Salles</text:p>
          </table:table-cell>
          <table:table-cell office:value-type="string">
            <text:p>1 septembre 1995</text:p>
          </table:table-cell>
          <table:table-cell office:value-type="string">
            <text:p>Circonscription</text:p>
          </table:table-cell>
          <table:table-cell office:value-type="string">
            <text:p>Epouse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Buis</text:p>
          </table:table-cell>
          <table:table-cell office:value-type="string">
            <text:p>Sab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Emmanuel Passerieux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oucl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on Houet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oucet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rc Bonneau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/>
          <table:table-cell office:value-type="string">
            <text:p>Camille Ghislaine Marie Vieira-Lenen</text:p>
          </table:table-cell>
          <table:table-cell office:value-type="float" office:value="2016">
            <text:p>2016</text:p>
          </table:table-cell>
          <table:table-cell office:value-type="string">
            <text:p>?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zetier</text:p>
          </table:table-cell>
          <table:table-cell office:value-type="string">
            <text:p>Sandri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gnès Lakits</text:p>
          </table:table-cell>
          <table:table-cell office:value-type="string">
            <text:p>janvier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rlotte Merigaud</text:p>
          </table:table-cell>
          <table:table-cell office:value-type="string">
            <text:p>décembre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ise Debruyn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udrey Emery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Pierrick Paris</text:p>
          </table:table-cell>
          <table:table-cell office:value-type="string">
            <text:p>janvier 2017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ndolfi-Scheit</text:p>
          </table:table-cell>
          <table:table-cell office:value-type="string">
            <text:p>Sauveu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Marie-Laure Gandolfi-Scheit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Yannick Camp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ne Huber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ugusta Ross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enaj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Scieux-Azéma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dith Haz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Nad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ne Lab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ence Laden-Salust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Huyghe</text:p>
          </table:table-cell>
          <table:table-cell office:value-type="string">
            <text:p>Sébastie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Van Tichelen-Lestoqu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ément Delplanqu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é Ners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ietrasanta</text:p>
          </table:table-cell>
          <table:table-cell office:value-type="string">
            <text:p>Sébastie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Alexis Guerit</text:p>
          </table:table-cell>
          <table:table-cell office:value-type="string">
            <text:p>1er 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ylvie Galère</text:p>
          </table:table-cell>
          <table:table-cell office:value-type="string">
            <text:p>1er juillet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ardy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iolaine Coifard</text:p>
          </table:table-cell>
          <table:table-cell office:value-type="string">
            <text:p>1 octobre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as Fribault</text:p>
          </table:table-cell>
          <table:table-cell office:value-type="string">
            <text:p>15 déc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rouard</text:p>
          </table:table-cell>
          <table:table-cell office:value-type="string">
            <text:p>Serg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rouard-Lejeune</text:p>
          </table:table-cell>
          <table:table-cell office:value-type="string">
            <text:p>juillet 2002</text:p>
          </table:table-cell>
          <table:table-cell office:value-type="string">
            <text:p>Circonscription</text:p>
          </table:table-cell>
          <table:table-cell office:value-type="string">
            <text:p>Ex-épouse (depuis 2014)</text:p>
          </table:table-cell>
          <table:table-cell/>
          <table:table-cell office:value-type="string">
            <text:p>Danièle VAUDOUR</text:p>
          </table:table-cell>
          <table:table-cell office:value-type="string">
            <text:p>mars 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ystel DE FILIPPI</text:p>
          </table:table-cell>
          <table:table-cell office:value-type="string">
            <text:p>février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Janquin</text:p>
          </table:table-cell>
          <table:table-cell office:value-type="string">
            <text:p>Serg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ndrée Vaub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 Budyne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érard Dujardi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tchimy</text:p>
          </table:table-cell>
          <table:table-cell office:value-type="string">
            <text:p>Serge</text:p>
          </table:table-cell>
          <table:table-cell office:value-type="string">
            <text:p>Parti progressiste martiniquais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illy Beauvalle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Michèle Appoline-Darsièr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eu Corde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illes Delbo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Émilie Léa Marion Collas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ronado</text:p>
          </table:table-cell>
          <table:table-cell office:value-type="string">
            <text:p>Sergio</text:p>
          </table:table-cell>
          <table:table-cell office:value-type="string">
            <text:p>EELV</text:p>
          </table:table-cell>
          <table:table-cell office:value-type="string">
            <text:p>Non-inscrits</text:p>
          </table:table-cell>
          <table:table-cell office:value-type="string">
            <text:p>Sources ouvertes</text:p>
          </table:table-cell>
          <table:table-cell office:value-type="string">
            <text:p>Ricardo Coronado</text:p>
          </table:table-cell>
          <table:table-cell table:number-columns-repeated="2" office:value-type="string">
            <text:p>?</text:p>
          </table:table-cell>
          <table:table-cell office:value-type="string">
            <text:p>Frère</text:p>
          </table:table-cell>
          <table:table-cell/>
          <table:table-cell office:value-type="string">
            <text:p>Rusen Aytac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Dagoma</text:p>
          </table:table-cell>
          <table:table-cell office:value-type="string">
            <text:p>Seybah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Jessica Assem</text:p>
          </table:table-cell>
          <table:table-cell office:value-type="string">
            <text:p>novembre 2013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Louaï Gahmi</text:p>
          </table:table-cell>
          <table:table-cell office:value-type="string">
            <text:p>octobre 2014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Margherita Caron</text:p>
          </table:table-cell>
          <table:table-cell office:value-type="string">
            <text:p>novembre 2016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garde</text:p>
          </table:table-cell>
          <table:table-cell office:value-type="string">
            <text:p>Sonia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ric Hel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e-Lise Diela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ion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ionel Moisy de Cal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Zirnhe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laude Cogn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imon Bergoe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hony Lathuille-Nicollet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Errante</text:p>
          </table:table-cell>
          <table:table-cell office:value-type="string">
            <text:p>Soph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Tristan Boursico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ronet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toine Brandalac</text:p>
          </table:table-cell>
          <table:table-cell office:value-type="float" office:value="2016">
            <text:p>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hfritsch</text:p>
          </table:table-cell>
          <table:table-cell office:value-type="string">
            <text:p>Soph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Olivier Eckert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Nicole Matte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lla Ceriani</text:p>
          </table:table-cell>
          <table:table-cell office:value-type="string">
            <text:p>janvier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laireaux</text:p>
          </table:table-cell>
          <table:table-cell office:value-type="string">
            <text:p>Stéphane</text:p>
          </table:table-cell>
          <table:table-cell office:value-type="string">
            <text:p>Cap sur l'avenir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Matthew Reardon</text:p>
          </table:table-cell>
          <table:table-cell office:value-type="string">
            <text:p>aoû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gali Fouchard-Borthaire</text:p>
          </table:table-cell>
          <table:table-cell office:value-type="string">
            <text:p>sept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e-Annick Vigneau</text:p>
          </table:table-cell>
          <table:table-cell office:value-type="string">
            <text:p>novembre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ïté Légasse</text:p>
          </table:table-cell>
          <table:table-cell office:value-type="string">
            <text:p>mars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emilly</text:p>
          </table:table-cell>
          <table:table-cell office:value-type="string">
            <text:p>Stéphane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Sébastien COLOMBEL</text:p>
          </table:table-cell>
          <table:table-cell office:value-type="string">
            <text:p>mai 2015</text:p>
          </table:table-cell>
          <table:table-cell office:value-type="string">
            <text:p>Circonscription + Assemblée</text:p>
          </table:table-cell>
          <table:table-cell office:value-type="string">
            <text:p>Non</text:p>
          </table:table-cell>
          <table:table-cell/>
          <table:table-cell office:value-type="string">
            <text:p>Chantal COELHO</text:p>
          </table:table-cell>
          <table:table-cell office:value-type="string">
            <text:p>mai 200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e-Sophie Herlin</text:p>
          </table:table-cell>
          <table:table-cell office:value-type="string">
            <text:p>décembre 200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Saint-André</text:p>
          </table:table-cell>
          <table:table-cell office:value-type="string">
            <text:p>Stéphane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Valérie Garcy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Laperre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arine Delencre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exandre Jakobczyk</text:p>
          </table:table-cell>
          <table:table-cell office:value-type="float" office:value="2012">
            <text:p>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ravert</text:p>
          </table:table-cell>
          <table:table-cell office:value-type="string">
            <text:p>Stéph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e Né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élie Le Flo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ulien Joass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runo Gode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ernod Beaudon</text:p>
          </table:table-cell>
          <table:table-cell office:value-type="string">
            <text:p>Stépha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édéric Baude</text:p>
          </table:table-cell>
          <table:table-cell office:value-type="string">
            <text:p>septembre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ndra Batillat</text:p>
          </table:table-cell>
          <table:table-cell office:value-type="string">
            <text:p>juin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allard</text:p>
          </table:table-cell>
          <table:table-cell office:value-type="string">
            <text:p>Suzan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urelie Araint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Verm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dine Tarieu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ichaël Baloge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rrios</text:p>
          </table:table-cell>
          <table:table-cell office:value-type="string">
            <text:p>Sylvain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Arnaud Vedi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idier Lenoël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Pinel</text:p>
          </table:table-cell>
          <table:table-cell office:value-type="string">
            <text:p>Sylvia</text:p>
          </table:table-cell>
          <table:table-cell office:value-type="string">
            <text:p>Parti radical de gauche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Site Assemblée nationale</text:p>
          </table:table-cell>
          <table:table-cell office:value-type="string">
            <text:p>Guillaume Roque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uline Rouje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Paul Terrenn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Alaux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milie Dutoy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Richir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ulteau</text:p>
          </table:table-cell>
          <table:table-cell office:value-type="string">
            <text:p>Syl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tthieu Boisdr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Chevoll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Ibarra</text:p>
          </table:table-cell>
          <table:table-cell table:number-columns-repeated="3" office:value-type="string">
            <text:p>?</text:p>
          </table:table-cell>
          <table:table-cell office:value-type="string">
            <text:p>Oui</text:p>
          </table:table-cell>
          <table:table-cell office:value-type="string">
            <text:p>Clémence Bonnin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Tolmont</text:p>
          </table:table-cell>
          <table:table-cell office:value-type="string">
            <text:p>Sylv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Emilie LEPOURREAU</text:p>
          </table:table-cell>
          <table:table-cell office:value-type="string">
            <text:p>aoû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BELLIER-TOULOUZOU</text:p>
          </table:table-cell>
          <table:table-cell office:value-type="string">
            <text:p>avril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asile REY</text:p>
          </table:table-cell>
          <table:table-cell office:value-type="string">
            <text:p>sept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noit</text:p>
          </table:table-cell>
          <table:table-cell office:value-type="string">
            <text:p>Thierry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Christophe Deroyer</text:p>
          </table:table-cell>
          <table:table-cell office:value-type="string">
            <text:p>1 octobre 20007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thur Le Ber</text:p>
          </table:table-cell>
          <table:table-cell office:value-type="string">
            <text:p>7 octo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Adeline Biard</text:p>
          </table:table-cell>
          <table:table-cell office:value-type="string">
            <text:p>1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zaro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Cieter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Desoutt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ionel Fau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ie-Hèlène Quatreboeuf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riani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Sophie Guil</text:p>
          </table:table-cell>
          <table:table-cell office:value-type="string">
            <text:p>juin 2013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Ekaterina Jego Velichko</text:p>
          </table:table-cell>
          <table:table-cell office:value-type="string">
            <text:p>décembre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obert</text:p>
          </table:table-cell>
          <table:table-cell office:value-type="string">
            <text:p>Thierry</text:p>
          </table:table-cell>
          <table:table-cell office:value-type="string">
            <text:p>La politique autrement</text:p>
          </table:table-cell>
          <table:table-cell office:value-type="string">
            <text:p>Radical, républicain, démocrate et progressiste</text:p>
          </table:table-cell>
          <table:table-cell office:value-type="string">
            <text:p>#TransparenceAN</text:p>
          </table:table-cell>
          <table:table-cell office:value-type="string">
            <text:p>Ronald Robert</text:p>
          </table:table-cell>
          <table:table-cell office:value-type="float" office:value="2012">
            <text:p>2012</text:p>
          </table:table-cell>
          <table:table-cell office:value-type="string">
            <text:p>Assemblée</text:p>
          </table:table-cell>
          <table:table-cell office:value-type="string">
            <text:p>Cousin</text:p>
          </table:table-cell>
          <table:table-cell/>
          <table:table-cell office:value-type="string">
            <text:p>Sylvie Voltigeant</text:p>
          </table:table-cell>
          <table:table-cell office:value-type="float" office:value="2013">
            <text:p>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évin Thuillier</text:p>
          </table:table-cell>
          <table:table-cell office:value-type="float" office:value="2014">
            <text:p>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Jean-François Valad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Solère</text:p>
          </table:table-cell>
          <table:table-cell office:value-type="string">
            <text:p>Thierry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Karine Solèr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Mathieu Bar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toine de Jerphan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rançoise Gautier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hévenoud</text:p>
          </table:table-cell>
          <table:table-cell office:value-type="string">
            <text:p>Thomas</text:p>
          </table:table-cell>
          <table:table-cell office:value-type="string">
            <text:p>Parti radical de gauche</text:p>
          </table:table-cell>
          <table:table-cell office:value-type="string">
            <text:p>Non-inscrits</text:p>
          </table:table-cell>
          <table:table-cell office:value-type="string">
            <text:p>Site Assemblée nationale</text:p>
          </table:table-cell>
          <table:table-cell office:value-type="string">
            <text:p>Aziz El Guerrab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therine Bornes-Krivopissko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dre Pros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sa Carneiro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oyer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-Claire Carlott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tine Gond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ence Jouv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orre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on Gasté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David Pianto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thias Priez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urneyron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Valérie Amant</text:p>
          </table:table-cell>
          <table:table-cell office:value-type="string">
            <text:p>1 septembre 2014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Kader Chekhemani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Vanessa David</text:p>
          </table:table-cell>
          <table:table-cell office:value-type="string">
            <text:p>1 juillet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acroute</text:p>
          </table:table-cell>
          <table:table-cell office:value-type="string">
            <text:p>Valér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éronique Juan-Juli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ascal Auj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-Erwann Gastineau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Rabault</text:p>
          </table:table-cell>
          <table:table-cell office:value-type="string">
            <text:p>Valéri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Camille Pouponneau</text:p>
          </table:table-cell>
          <table:table-cell office:value-type="string">
            <text:p>1 avril 2014</text:p>
          </table:table-cell>
          <table:table-cell office:value-type="string">
            <text:p>Circonscription (mi-temps)</text:p>
          </table:table-cell>
          <table:table-cell office:value-type="string">
            <text:p>Non</text:p>
          </table:table-cell>
          <table:table-cell/>
          <table:table-cell office:value-type="string">
            <text:p>Quentin Coignus</text:p>
          </table:table-cell>
          <table:table-cell office:value-type="string">
            <text:p>15 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Marion Mitschler</text:p>
          </table:table-cell>
          <table:table-cell office:value-type="string">
            <text:p>15 juillet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Bertrand Legros</text:p>
          </table:table-cell>
          <table:table-cell office:value-type="string">
            <text:p>17 septembre 2015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Cécile Terrancle</text:p>
          </table:table-cell>
          <table:table-cell office:value-type="string">
            <text:p>1er juin 2016</text:p>
          </table:table-cell>
          <table:table-cell office:value-type="string">
            <text:p>Assemblée (au titre de la fonction de rapporteure générale du budget)</text:p>
          </table:table-cell>
          <table:table-cell office:value-type="string">
            <text:p>Non</text:p>
          </table:table-cell>
          <table:table-cell/>
          <table:table-cell office:value-type="string">
            <text:p>Noémie Deguara</text:p>
          </table:table-cell>
          <table:table-cell office:value-type="string">
            <text:p>17 mai 2016</text:p>
          </table:table-cell>
          <table:table-cell office:value-type="string">
            <text:p>Circonscription (au titre de la fonction de rapporteure générale du budget)</text:p>
          </table:table-cell>
          <table:table-cell office:value-type="string">
            <text:p>Non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esse</text:p>
          </table:table-cell>
          <table:table-cell office:value-type="string">
            <text:p>Véronique</text:p>
          </table:table-cell>
          <table:table-cell office:value-type="string">
            <text:p>Debout la France</text:p>
          </table:table-cell>
          <table:table-cell office:value-type="string">
            <text:p>Non-inscrits</text:p>
          </table:table-cell>
          <table:table-cell office:value-type="string">
            <text:p>#TransparenceAN</text:p>
          </table:table-cell>
          <table:table-cell office:value-type="string">
            <text:p>Amandine BINCTIN</text:p>
          </table:table-cell>
          <table:table-cell office:value-type="float" office:value="2008">
            <text:p>2008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ophe HOGARD</text:p>
          </table:table-cell>
          <table:table-cell office:value-type="float" office:value="2009">
            <text:p>2009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Jean VALLIER</text:p>
          </table:table-cell>
          <table:table-cell office:value-type="float" office:value="2014">
            <text:p>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xel DUCHAMP</text:p>
          </table:table-cell>
          <table:table-cell office:value-type="float" office:value="2016">
            <text:p>2016</text:p>
          </table:table-cell>
          <table:table-cell office:value-type="string">
            <text:p>Assemblée (60 %)</text:p>
          </table:table-cell>
          <table:table-cell office:value-type="string">
            <text:p>Non</text:p>
          </table:table-cell>
          <table:table-cell/>
          <table:table-cell office:value-type="string">
            <text:p>Quentin LIMOUZIN</text:p>
          </table:table-cell>
          <table:table-cell office:value-type="string">
            <text:p>2016 <text:s/>(également employé de 2013 à 2014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ouwagie</text:p>
          </table:table-cell>
          <table:table-cell office:value-type="string">
            <text:p>Véroniqu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Vincent Beauvai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nnie Cot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andine Fer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Thibaul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ohu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assonneau</text:p>
          </table:table-cell>
          <table:table-cell office:value-type="string">
            <text:p>Véroniqu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Mathieu de la Souchère</text:p>
          </table:table-cell>
          <table:table-cell office:value-type="string">
            <text:p>mars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Victor Choisy</text:p>
          </table:table-cell>
          <table:table-cell office:value-type="string">
            <text:p>septembre 2015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Christine Ferreira</text:p>
          </table:table-cell>
          <table:table-cell office:value-type="string">
            <text:p>janvier 2013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urel</text:p>
          </table:table-cell>
          <table:table-cell office:value-type="string">
            <text:p>Victori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Paco Ipparrigar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rc Christoph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icolas Julien-Emmanuel-Lurel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urroni</text:p>
          </table:table-cell>
          <table:table-cell office:value-type="string">
            <text:p>Vincent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Michèle Burroni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Nathalie Bousquet</text:p>
          </table:table-cell>
          <table:table-cell table:number-columns-repeated="3" office:value-type="string">
            <text:p>?</text:p>
          </table:table-cell>
          <table:table-cell table:number-columns-repeated="3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Ledoux</text:p>
          </table:table-cell>
          <table:table-cell office:value-type="string">
            <text:p>Vincent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François VERHEECKEN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Khalidou KEBE</text:p>
          </table:table-cell>
          <table:table-cell office:value-type="string">
            <text:p>avril 2016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Olga FERNANDES</text:p>
          </table:table-cell>
          <table:table-cell office:value-type="string">
            <text:p>avril 2016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by-Muller</text:p>
          </table:table-cell>
          <table:table-cell office:value-type="string">
            <text:p>Virginie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#TransparenceAN</text:p>
          </table:table-cell>
          <table:table-cell office:value-type="string">
            <text:p>Louisa Roussel</text:p>
          </table:table-cell>
          <table:table-cell office:value-type="string">
            <text:p>?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Mélinda Gonzalez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licia Roger</text:p>
          </table:table-cell>
          <table:table-cell office:value-type="string">
            <text:p>?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Le Dissez</text:p>
          </table:table-cell>
          <table:table-cell office:value-type="string">
            <text:p>Viviane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Yves Hamon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Fabienne Le Tourneur</text:p>
          </table:table-cell>
          <table:table-cell office:value-type="string">
            <text:p>juin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Tatiana Paulange</text:p>
          </table:table-cell>
          <table:table-cell office:value-type="string">
            <text:p>septembre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mas</text:p>
          </table:table-cell>
          <table:table-cell office:value-type="string">
            <text:p>William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ine Calaze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Thi Hao Tr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aroline Fabre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reton</text:p>
          </table:table-cell>
          <table:table-cell office:value-type="string">
            <text:p>Xavier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Hélène Marech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-Marie Gi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Lur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Brochand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ape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Amandine Da Cunha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e Woill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ncent Lelo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line Brebio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eve Campagne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alut</text:p>
          </table:table-cell>
          <table:table-cell office:value-type="string">
            <text:p>Yann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Wassila Ro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uillaume Crep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Maxime Gauthier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avennec</text:p>
          </table:table-cell>
          <table:table-cell office:value-type="string">
            <text:p>Yannick</text:p>
          </table:table-cell>
          <table:table-cell table:number-columns-repeated="2" office:value-type="string">
            <text:p>UDI</text:p>
          </table:table-cell>
          <table:table-cell office:value-type="string">
            <text:p>Site Assemblée nationale</text:p>
          </table:table-cell>
          <table:table-cell office:value-type="string">
            <text:p>Emmanuelle Boutang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Ozann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oïse Kambrun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Moreau</text:p>
          </table:table-cell>
          <table:table-cell office:value-type="string">
            <text:p>Yannick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ources ouvertes</text:p>
          </table:table-cell>
          <table:table-cell office:value-type="string">
            <text:p>Aida Moreau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/>
          <table:table-cell office:value-type="string">
            <text:p>Gonzague de Chanterac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Florence Pineau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Riv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abrielle Legoux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Trigance</text:p>
          </table:table-cell>
          <table:table-cell office:value-type="string">
            <text:p>Yannick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ources ouvertes</text:p>
          </table:table-cell>
          <table:table-cell office:value-type="string">
            <text:p>Aline Schwart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meri Dris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Trigance</text:p>
          </table:table-cell>
          <table:table-cell table:number-columns-repeated="2" office:value-type="string">
            <text:p>?</text:p>
          </table:table-cell>
          <table:table-cell office:value-type="string">
            <text:p>Epouse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Albarello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Pascal Dubal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écile Pennaneach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antal Lédé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oger Pécout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Blein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Christelle Sala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Pierre Obrech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Rabah Tarchouni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adreddine Boujday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Censi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Stéphanie Barthélém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hristiane Valay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Isabelle Sudr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njamin Zaluski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aniel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#TransparenceAN</text:p>
          </table:table-cell>
          <table:table-cell office:value-type="string">
            <text:p>Paule Raitière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Linda Lemoine</text:p>
          </table:table-cell>
          <table:table-cell office:value-type="string">
            <text:p>février 2014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Dominique Castelin</text:p>
          </table:table-cell>
          <table:table-cell office:value-type="string">
            <text:p>juillet 2012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Sarah Pineau</text:p>
          </table:table-cell>
          <table:table-cell office:value-type="string">
            <text:p>septembre 2012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Durand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Éric Van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uhez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irginie Goh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Jean-Claude Fernandez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oul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Marie Mila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Alice Boig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orinne Gar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Germain Stoldick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Mequinion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Fromio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Laurence Renier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Valérie Peta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ophie de la Motte de Broons de Vauvert</text:p>
          </table:table-cell>
          <table:table-cell table:number-columns-repeated="3" office:value-type="string">
            <text:p>?</text:p>
          </table:table-cell>
          <table:table-cell table:number-columns-repeated="26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Goasdoué</text:p>
          </table:table-cell>
          <table:table-cell office:value-type="string">
            <text:p>Yves</text:p>
          </table:table-cell>
          <table:table-cell office:value-type="string">
            <text:p>Parti socialiste</text:p>
          </table:table-cell>
          <table:table-cell office:value-type="string">
            <text:p>Socialiste, écologiste et républicain</text:p>
          </table:table-cell>
          <table:table-cell office:value-type="string">
            <text:p>Site Assemblée nationale</text:p>
          </table:table-cell>
          <table:table-cell office:value-type="string">
            <text:p>Marina Chabot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Elise Roy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Stéphanie Brar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Hélène Denis</text:p>
          </table:table-cell>
          <table:table-cell table:number-columns-repeated="3" office:value-type="string">
            <text:p>?</text:p>
          </table:table-cell>
          <table:table-cell table:number-columns-repeated="2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77"/>
        </table:table-row>
        <table:table-row table:style-name="ro1">
          <table:table-cell office:value-type="string">
            <text:p>Jégo</text:p>
          </table:table-cell>
          <table:table-cell office:value-type="string">
            <text:p>Yves</text:p>
          </table:table-cell>
          <table:table-cell table:number-columns-repeated="2" office:value-type="string">
            <text:p>UDI</text:p>
          </table:table-cell>
          <table:table-cell office:value-type="string">
            <text:p>#TransparenceAN</text:p>
          </table:table-cell>
          <table:table-cell office:value-type="string">
            <text:p>Romain BERTRAND</text:p>
          </table:table-cell>
          <table:table-cell office:value-type="string">
            <text:p>mars 2015</text:p>
          </table:table-cell>
          <table:table-cell office:value-type="string">
            <text:p>Assemblée</text:p>
          </table:table-cell>
          <table:table-cell office:value-type="string">
            <text:p>Non</text:p>
          </table:table-cell>
          <table:table-cell/>
          <table:table-cell office:value-type="string">
            <text:p>Simon ESTEVE</text:p>
          </table:table-cell>
          <table:table-cell office:value-type="string">
            <text:p>août 2016</text:p>
          </table:table-cell>
          <table:table-cell office:value-type="string">
            <text:p>Circonscription (12,7h)</text:p>
          </table:table-cell>
          <table:table-cell office:value-type="string">
            <text:p>Non</text:p>
          </table:table-cell>
          <table:table-cell/>
          <table:table-cell office:value-type="string">
            <text:p>Florent GUILLEMAIN HOCHE</text:p>
          </table:table-cell>
          <table:table-cell office:value-type="string">
            <text:p>Octobre 2016 (10,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/>
          <table:table-cell office:value-type="string">
            <text:p>Ann-Katrin JEGO</text:p>
          </table:table-cell>
          <table:table-cell office:value-type="string">
            <text:p>Août 2009 (26,25h)</text:p>
          </table:table-cell>
          <table:table-cell office:value-type="string">
            <text:p>Assemblée</text:p>
          </table:table-cell>
          <table:table-cell office:value-type="string">
            <text:p>Femme</text:p>
          </table:table-cell>
          <table:table-cell/>
          <table:table-cell office:value-type="string">
            <text:p>Emilia ROQUE</text:p>
          </table:table-cell>
          <table:table-cell office:value-type="string">
            <text:p>Février 2013 (8,75h)</text:p>
          </table:table-cell>
          <table:table-cell office:value-type="string">
            <text:p>Circonscription</text:p>
          </table:table-cell>
          <table:table-cell office:value-type="string">
            <text:p>Non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77"/>
        </table:table-row>
        <table:table-row table:style-name="ro1">
          <table:table-cell office:value-type="string">
            <text:p>Nicolin</text:p>
          </table:table-cell>
          <table:table-cell office:value-type="string">
            <text:p>Yves</text:p>
          </table:table-cell>
          <table:table-cell table:number-columns-repeated="2" office:value-type="string">
            <text:p>Les Républicains</text:p>
          </table:table-cell>
          <table:table-cell office:value-type="string">
            <text:p>Site Assemblée nationale</text:p>
          </table:table-cell>
          <table:table-cell office:value-type="string">
            <text:p>Ghislaine Durand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Nathalie Goutorbe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Cyril Castells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Bernard d'Hallewin</text:p>
          </table:table-cell>
          <table:table-cell table:number-columns-repeated="3" office:value-type="string">
            <text:p>?</text:p>
          </table:table-cell>
          <table:table-cell/>
          <table:table-cell office:value-type="string">
            <text:p>Laura Durand</text:p>
          </table:table-cell>
          <table:table-cell table:number-columns-repeated="3" office:value-type="string">
            <text:p>?</text:p>
          </table:table-cell>
          <table:table-cell table:number-columns-repeated="16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977"/>
        </table:table-row>
      </table:table>
      <table:table table:name="A propos" table:style-name="ta1" table:print="false">
        <table:table-column table:style-name="co28" table:default-cell-style-name="Default"/>
        <table:table-column table:style-name="co27" table:number-columns-repeated="2" table:default-cell-style-name="Default"/>
        <table:table-row table:style-name="ro2">
          <table:table-cell table:style-name="ce2" office:value-type="string">
            <text:p>Données sur les collaborateurs parlementaires des députés</text:p>
          </table:table-cell>
          <table:table-cell table:number-columns-repeated="2"/>
        </table:table-row>
        <table:table-row table:style-name="ro1">
          <table:table-cell office:value-type="string">
            <text:p>Agrégées par les Décodeurs du Monde</text:p>
          </table:table-cell>
          <table:table-cell office:value-type="string">
            <text:p><text:a xlink:href="http://www.lemonde.fr/les-decodeurs/">http://www.lemonde.fr/les-decodeu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Source primaire :</text:p>
          </table:table-cell>
          <table:table-cell table:number-columns-repeated="2"/>
        </table:table-row>
        <table:table-row table:style-name="ro1">
          <table:table-cell office:value-type="string">
            <text:p>Liste des collaborateurs publiée par l'Assemblée nationale le 22 février 2017</text:p>
          </table:table-cell>
          <table:table-cell office:value-type="string">
            <text:p>http://www2.assemblee-nationale.fr/static/collaborateurs/liste_deputes_collaborateurs.pdf</text:p>
          </table:table-cell>
          <table:table-cell office:value-type="string">
            <text:p>Contient uniquement les nom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Les informations complémentaires (date d'embauche, lieu de travail, lien familial, suppléant ou non) ont été agrégées grâce à 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a sollicitation par courriel des 572 députés par « Le Monde » du 17 au 24 février 2017, dans le cadre de l'opération #Transparence AN (198 réponses).</text:p>
          </table:table-cell>
          <table:table-cell office:value-type="string">
            <text:p>http://www.lemonde.fr/les-decodeurs/article/2017/02/17/transparencean-pourquoi-nous-demandons-des-comptes-aux-deputes-sur-leurs-assistants-parlementaires_5081211_4355770.html</text:p>
          </table:table-cell>
          <table:table-cell/>
        </table:table-row>
        <table:table-row table:style-name="ro1">
          <table:table-cell office:value-type="string">
            <text:p>L'enquête de Mediapart sur les parlementaires qui emploient leurs proches (27 juillet 2014)</text:p>
          </table:table-cell>
          <table:table-cell office:value-type="string">
            <text:p><text:a xlink:href="https://www.mediapart.fr/journal/france/270714/lassemblee-remunere-52-epouses-28-fils-et-32-filles-de-deputes-en-2014?onglet=full">https://www.mediapart.fr/journal/france/270714/lassemblee-remunere-52-epouses-28-fils-et-32-filles-de-deputes-en-2014?onglet=full</text:a></text:p>
          </table:table-cell>
          <table:table-cell/>
        </table:table-row>
        <table:table-row table:style-name="ro1">
          <table:table-cell office:value-type="string">
            <text:p>Les sources ouvertes (articles de presse, sources officielles)</text:p>
          </table:table-cell>
          <table:table-cell table:number-columns-repeated="2"/>
        </table:table-row>
        <table:table-row table:style-name="ro1">
          <table:table-cell office:value-type="string">
            <text:p>Le scraping du site de l'Assemblée nationale pour récupérer la liste de tous les suppléants (effectué le 23 février 2017)</text:p>
          </table:table-cell>
          <table:table-cell office:value-type="string">
            <text:p><text:a xlink:href="http://www2.assemblee-nationale.fr/">http://www2.assemblee-nationale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es données ne sont pas exhaustives, faute de réponses complètes de l'ensemble des députés. Elles sont valables au 24 février 2017.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24/02/2017</text:date>, <text:time>17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4T17:07:05.64</dc:date>
    <dc:creator>Maxime Vaudano</dc:creator>
    <meta:document-statistic meta:table-count="2" meta:cell-count="12377" meta:object-count="0"/>
    <meta:generator>OpenOffice/4.1.1$Win32 OpenOffice.org_project/411m6$Build-9775</meta:generator>
  </office:meta>
</office:document-meta>
</file>